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676000004D883626B12.jpg" manifest:media-type="image/jpeg"/>
  <manifest:file-entry manifest:full-path="Pictures/1000000000000676000004D8B5C871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2.899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2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2.19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4.629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3.703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fo:min-height="4.829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88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10.472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0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1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1.571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10.072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4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7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5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8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5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7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5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7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outline1">
      <style:graphic-properties draw:auto-grow-height="true" fo:min-height="9.021cm" loext:decorative="false"/>
      <style:paragraph-properties style:writing-mode="lr-tb"/>
    </style:style>
    <style:style style:name="pr6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2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9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1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3" style:family="presentation" style:parent-style-name="master_5f_slides-outline1">
      <style:graphic-properties draw:auto-grow-height="true" fo:min-height="7.245cm" loext:decorative="false"/>
      <style:paragraph-properties style:writing-mode="lr-tb"/>
    </style:style>
    <style:style style:name="pr7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5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7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7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9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outline1" style:list-style-name="L2">
      <style:graphic-properties draw:auto-grow-height="true" fo:min-height="1.704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outline1" style:list-style-name="L2">
      <style:graphic-properties draw:auto-grow-height="true" fo:min-height="11.783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outline1" style:list-style-name="L2">
      <style:graphic-properties draw:auto-grow-height="true" fo:min-height="12.033cm" loext:decorative="false"/>
      <style:paragraph-properties style:writing-mode="lr-tb"/>
    </style:style>
    <style:style style:name="pr9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text-align="justify"/>
      <style:text-properties fo:font-size="13pt" style:font-size-asian="13pt" style:font-size-complex="13pt"/>
    </style:style>
    <style:style style:name="P20" style:family="paragraph">
      <loext:graphic-properties draw:fill="none"/>
      <style:paragraph-properties fo:text-align="justify"/>
      <style:text-properties fo:font-size="13pt" style:font-size-asian="13pt" style:font-size-complex="13pt"/>
    </style:style>
    <style:style style:name="P21" style:family="paragraph"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5" style:family="paragraph">
      <style:paragraph-properties fo:text-align="center"/>
      <style:text-properties fo:color="#ffffff" loext:opacity="100%" fo:font-size="18pt"/>
    </style:style>
    <style:style style:name="P26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7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8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9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30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31" style:family="paragraph">
      <loext:graphic-properties draw:fill="none"/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cm" fo:margin-bottom="0.5cm" fo:line-height="100%" fo:text-indent="0cm"/>
    </style:style>
    <style:style style:name="P33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4" style:family="paragraph">
      <loext:graphic-properties draw:fill="none"/>
      <style:text-properties style:font-name="Courier New" fo:font-weight="bold" style:font-weight-asian="bold" style:font-weight-complex="bold"/>
    </style:style>
    <style:style style:name="P35" style:family="paragraph">
      <loext:graphic-properties draw:fill="none"/>
      <style:paragraph-properties fo:text-align="justify"/>
      <style:text-properties fo:font-size="18pt"/>
    </style:style>
    <style:style style:name="P36" style:family="paragraph">
      <loext:graphic-properties draw:fill="none"/>
      <style:text-properties style:use-window-font-color="true" loext:opacity="0%" fo:font-size="18pt"/>
    </style:style>
    <style:style style:name="P37" style:family="paragraph">
      <style:text-properties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none"/>
      <style:paragraph-properties fo:text-align="justify"/>
    </style:style>
    <style:style style:name="P39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42" style:family="paragraph">
      <style:paragraph-properties fo:margin-left="0cm" fo:margin-right="0cm" fo:margin-top="0cm" fo:margin-bottom="0.5cm" fo:line-height="100%" fo:text-align="justify" fo:text-indent="0cm"/>
    </style:style>
    <style:style style:name="P4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4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5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6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7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8" style:family="paragraph">
      <style:paragraph-properties style:text-autospace="none"/>
    </style:style>
    <style:style style:name="P49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50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51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52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5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4" style:family="paragraph">
      <style:text-properties fo:font-size="18pt" style:font-size-asian="18pt" style:font-size-complex="18pt"/>
    </style:style>
    <style:style style:name="P55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6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7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none"/>
      <style:text-properties fo:font-size="16pt" style:font-size-asian="16pt" style:font-size-complex="16pt"/>
    </style:style>
    <style:style style:name="P59" style:family="paragraph">
      <loext:graphic-properties draw:fill="none"/>
      <style:text-properties style:font-name="Courier New" fo:font-size="18pt"/>
    </style:style>
    <style:style style:name="P60" style:family="paragraph">
      <loext:graphic-properties draw:fill="none"/>
      <style:text-properties style:use-window-font-color="true" loext:opacity="0%" style:font-name="Courier New" fo:font-size="18pt"/>
    </style:style>
    <style:style style:name="P61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62" style:family="paragraph">
      <style:paragraph-properties fo:margin-left="0cm" fo:margin-right="0cm" fo:margin-top="0cm" fo:margin-bottom="0cm" fo:line-height="100%" fo:text-align="justify" fo:text-indent="0cm"/>
    </style:style>
    <style:style style:name="P63" style:family="paragraph">
      <style:paragraph-properties fo:text-align="center"/>
      <style:text-properties fo:font-size="18pt"/>
    </style:style>
    <style:style style:name="P64" style:family="paragraph">
      <style:paragraph-properties fo:text-align="justify"/>
      <style:text-properties fo:font-size="18pt"/>
    </style:style>
    <style:style style:name="P65" style:family="paragraph">
      <style:paragraph-properties fo:text-align="center" style:writing-mode="lr-tb"/>
      <style:text-properties fo:font-size="18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7" style:family="paragraph">
      <loext:graphic-properties draw:fill="none"/>
    </style:style>
    <style:style style:name="P68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9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0" style:family="paragraph">
      <style:paragraph-properties fo:text-align="start"/>
      <style:text-properties fo:font-size="18pt" style:font-size-asian="18pt" style:font-size-complex="18pt"/>
    </style:style>
    <style:style style:name="P71" style:family="paragraph">
      <style:paragraph-properties fo:text-align="center"/>
      <style:text-properties fo:font-size="18pt" style:font-size-asian="18pt" style:font-size-complex="18pt"/>
    </style:style>
    <style:style style:name="P72" style:family="paragraph">
      <style:paragraph-properties fo:text-align="start" style:writing-mode="lr-tb"/>
      <style:text-properties fo:font-size="18pt" style:font-size-asian="18pt" style:font-size-complex="18pt"/>
    </style:style>
    <style:style style:name="P7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4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5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6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77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1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10 Pitch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Arial" fo:font-size="18pt" style:font-size-asian="18pt" style:font-size-complex="18pt"/>
    </style:style>
    <style:style style:name="T29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 New" fo:font-size="18pt" style:font-size-asian="18pt" style:font-size-complex="18pt"/>
    </style:style>
    <style:style style:name="T33" style:family="text">
      <style:text-properties style:font-name="Courier New" fo:font-weight="bold" style:font-weight-asian="bold" style:font-weight-complex="bold"/>
    </style:style>
    <style:style style:name="T34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ize="18pt" fo:font-style="italic" style:font-style-asian="italic" style:font-style-complex="italic"/>
    </style:style>
    <style:style style:name="T36" style:family="text">
      <style:text-properties style:font-name="Courier New" fo:font-size="18pt"/>
    </style:style>
    <style:style style:name="T37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8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9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40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1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2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8pt" style:font-style-asian="normal" style:font-weight-asian="bold" style:font-name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1pt" style:font-style-asian="normal" style:font-weight-asian="bold" style:font-name-complex="Menlo-Regular" style:font-size-complex="11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" style:font-size-asian="13pt" style:font-style-asian="italic" style:font-weight-asian="normal" style:font-name-complex="Menlo-Regular" style:font-size-complex="13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8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" style:font-size-asian="12pt" style:font-style-asian="italic" style:font-weight-asian="normal" style:font-name-complex="Menlo-Regular" style:font-size-complex="12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2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" style:font-size-asian="18pt" style:font-style-asian="italic" style:font-weight-asian="normal" style:font-name-complex="Menlo-Regular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4" style:family="text">
      <style:text-properties fo:font-size="18pt" fo:font-weight="normal" style:font-weight-asian="normal" style:font-weight-complex="normal"/>
    </style:style>
    <style:style style:name="T55" style:family="text">
      <style:text-properties style:font-name="Courier New" fo:font-size="27pt" style:font-size-asian="27pt" style:font-size-complex="27pt"/>
    </style:style>
    <style:style style:name="T56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7" style:family="text">
      <style:text-properties fo:font-size="27pt" fo:font-weight="normal" style:font-size-asian="27pt" style:font-weight-asian="normal" style:font-size-complex="27pt" style:font-weight-complex="normal"/>
    </style:style>
    <style:style style:name="T58" style:family="text">
      <style:text-properties style:font-name="Arial" fo:font-size="23pt" style:font-size-asian="23pt" style:font-size-complex="23pt"/>
    </style:style>
    <style:style style:name="T59" style:family="text">
      <style:text-properties fo:color="#000000" loext:opacity="100%" style:text-outline="false" style:text-line-through-style="none" style:text-line-through-type="none" style:font-name="Menlo-Regular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18pt" fo:font-style="italic" style:font-size-asian="18pt" style:font-style-asian="italic" style:font-size-complex="18pt" style:font-style-complex="italic"/>
    </style:style>
    <style:style style:name="T61" style:family="text">
      <style:text-properties style:font-name="Courier New" fo:font-size="18pt" fo:font-weight="normal" style:font-weight-asian="normal" style:font-weight-complex="normal"/>
    </style:style>
    <style:style style:name="T62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63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4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6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7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9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70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1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2" style:family="text">
      <style:text-properties style:use-window-font-color="true" loext:opacity="0%" style:font-name="Courier New" fo:font-size="18pt"/>
    </style:style>
    <style:style style:name="T73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5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6" style:family="text">
      <style:text-properties fo:font-size="18pt" fo:font-style="normal" style:font-size-asian="18pt" style:font-style-asian="normal" style:font-size-complex="18pt" style:font-style-complex="normal"/>
    </style:style>
    <style:style style:name="T77" style:family="text">
      <style:text-properties style:font-name="Courier New" fo:font-size="18pt" fo:font-style="italic" style:font-style-asian="italic" style:font-style-complex="italic"/>
    </style:style>
    <style:style style:name="T78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9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80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1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2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3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4" style:family="text">
      <style:text-properties style:use-window-font-color="true" loext:opacity="0%" style:text-outline="false" style:text-line-through-style="none" style:text-line-through-type="none" style:font-name="Arial" fo:font-size="18pt" fo:text-shadow="none" style:text-underline-style="none" fo:font-weight="normal" style:letter-kerning="true" style:font-name-asian="DejaVu Sans" style:font-size-asian="18pt" style:font-weight-asian="normal" style:font-name-complex="DejaVu Sans" style:font-size-complex="18pt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loext:opacity="0%" style:font-name="Arial" fo:font-size="18pt" fo:font-weight="normal" style:letter-kerning="true" style:font-size-asian="18pt" style:font-weight-asian="normal" style:font-size-complex="18pt" style:font-weight-complex="normal"/>
    </style:style>
    <style:style style:name="T87" style:family="text">
      <style:text-properties style:use-window-font-color="true" loext:opacity="0%" style:font-name="Arial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loext:opacity="0%" style:font-name="Courier New" fo:font-size="11pt" fo:font-style="italic" style:letter-kerning="true" style:font-size-asian="11pt" style:font-style-asian="italic" style:font-size-complex="11pt" style:font-style-complex="italic"/>
    </style:style>
    <style:style style:name="T90" style:family="text">
      <style:text-properties style:use-window-font-color="true" loext:opacity="0%" style:font-name="Courier New" fo:font-size="11pt" style:letter-kerning="true" style:font-size-asian="11pt" style:font-size-complex="11pt"/>
    </style:style>
    <style:style style:name="T91" style:family="text">
      <style:text-properties style:use-window-font-color="true" loext:opacity="0%" style:font-name="Courier 10 Pitch" fo:font-size="18pt" style:letter-kerning="true" style:font-size-asian="18pt" style:font-size-complex="18pt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style:use-window-font-color="true" loext:opacity="0%" style:font-name="Courier New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5" style:family="text">
      <style:text-properties style:use-window-font-color="true" loext:opacity="0%" style:font-name="Courier New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6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7" style:family="text">
      <style:text-properties style:font-name="Courier New" fo:font-size="18pt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style:font-name="Courier New" fo:font-size="1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9" style:family="text">
      <style:text-properties style:font-name="Arial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</text:span><text:span text:style-name="T1">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identificar documentos em linguagem natural que casem (combinem) com uma consulta e opcionalmente ordená-los por relevância.</text:span></text:p>
            <text:p text:style-name="P5"><text:span text:style-name="T4">O uso mais comum de busca é encontrar todos documentos que contém termos de uma 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ou uma mensagem de e-mail.</text:span></text:p>
            <text:p text:style-name="P9"><text:span text:style-name="T5">Para buscas no PostgreSQL, um documento é normalmente um campo de texto em uma 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3.149cm" svg:x="0.611cm" svg:y="4.5cm">
          <draw:text-box>
            <text:p><text:span text:style-name="T6">Foi criado exclusivamente para esta apresentação e </text:span><text:span text:style-name="T6">possui apenas uma 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</text:span><text:span text:style-name="T8">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 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27"/></text:span><text:span text:style-name="T15"><text:s text:c="6"/></text:span></text:p>
            <text:p text:style-name="P16"><text:span text:style-name="T15">------------</text:span><text:span text:style-name="T15">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</text:span><text:span text:style-name="T15">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</text:span><text:span text:style-name="T14">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31"/></text:span><text:span text:style-name="T17"><text:s text:c="18"/></text:span></text:p>
            <text:p><text:span text:style-name="T17">----------------------------------------------------------------------------------------</text:span><text:span text:style-name="T17">-------------------</text:span></text:p>
            <text:p><text:span text:style-name="T17"><text:s/></text:span><text:span text:style-name="T17">'O' 'branco' 'cachorro' 'de' 'e' 'foi' 'gata' 'gato' 'lisos' 'pego' 'pela' 'pelo' </text:span><text:span text:style-name="T17">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.923cm" svg:x="1.301cm" svg:y="4.3cm" presentation:class="outline" presentation:user-transformed="true">
          <draw:text-box>
            <text:p text:style-name="P9"><text:span text:style-name="T5">Contém o significado léxico* de uma palavra. </text:span></text:p>
            <text:p text:style-name="P9"><text:span text:style-name="T5">Palavra ou parte da palavra que serve de base ao sentido por ela expresso.</text:span></text:p>
          </draw:text-box>
        </draw:frame>
        <draw:frame draw:style-name="gr10" draw:text-style-name="P20" draw:layer="layout" svg:width="27cm" svg:height="1.674cm" svg:x="0.5cm" svg:y="17cm">
          <draw:text-box>
            <text:p text:style-name="P19"><text:span text:style-name="T18">**Léxico se refere ao conjunto de palavras de um idioma, organizadas alfabeticamente, juntamente com </text:span><text:span text:style-name="T18">seus respectivos significados, funcionando como um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presentation:style-name="pr10" draw:text-style-name="P10" draw:layer="layout" svg:width="25.199cm" svg:height="1.923cm" svg:x="1.301cm" svg:y="4.3cm" presentation:class="outline" presentation:user-transformed="true">
          <draw:text-box>
            <text:p text:style-name="P9"><text:span text:style-name="T5">Stem é uma representação simplificada de uma palavra após um </text:span><text:span text:style-name="T16">stemming</text:span><text:span text:style-name="T19">.</text:span></text:p>
            <text:p text:style-name="P9"><text:span text:style-name="T5">Similar ao conceito de </text:span><text:span text:style-name="T3">radical</text:span><text:span text:style-name="T5"> em </text:span><text:span text:style-name="T3">gramática</text:span><text:span text:style-name="T5">.</text:span></text:p>
          </draw:text-box>
        </draw:frame>
        <draw:frame draw:style-name="gr11" draw:text-style-name="P17" draw:layer="layout" svg:width="16.9cm" svg:height="3.494cm" svg:x="0.6cm" svg:y="7.894cm">
          <draw:text-box>
            <text:p text:style-name="P21"><text:span text:style-name="T14">SELECT to_tsvector('Portuguese', 'gatas');</text:span></text:p>
            <text:p text:style-name="P21"><text:span text:style-name="T14"/></text:p>
            <text:p text:style-name="P22"><text:span text:style-name="T20"><text:s/></text:span><text:span text:style-name="T20">to_tsvector </text:span></text:p>
            <text:p text:style-name="P22"><text:span text:style-name="T20">-------------</text:span></text:p>
            <text:p text:style-name="P22"><text:span text:style-name="T20"><text:s/></text:span><text:span text:style-name="T20">'gat':1</text:span></text:p>
          </draw:text-box>
        </draw:frame>
        <draw:frame draw:style-name="gr11" draw:text-style-name="P17" draw:layer="layout" svg:width="20.4cm" svg:height="3.494cm" svg:x="0.6cm" svg:y="12.094cm">
          <draw:text-box>
            <text:p text:style-name="P21"><text:span text:style-name="T14">SELECT to_tsvector('pg_catalog.portuguese', 'gato');</text:span></text:p>
            <text:p text:style-name="P21"><text:span text:style-name="T14"/></text:p>
            <text:p text:style-name="P22"><text:span text:style-name="T20"><text:s/></text:span><text:span text:style-name="T20">to_tsvector </text:span></text:p>
            <text:p text:style-name="P22"><text:span text:style-name="T20">-------------</text:span></text:p>
            <text:p text:style-name="P22"><text:span text:style-name="T20"><text:s/></text:span><text:span text:style-name="T20">'gat':1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</text:span><text:span text:style-name="T5">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</text:span><text:span text:style-name="T5">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21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2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2"/></text:p>
            <text:p text:style-name="P9"><text:span text:style-name="T22">$SHAREDIR</text:span><text:span text:style-name="T5"> pode variar dependendo da instalação do PostgreSQL. Por padrão é o diretório </text:span><text:span text:style-name="T23">share</text:span><text:span text:style-name="T5"> da instalação.</text:span></text:p>
            <text:p text:style-name="P9"><text:span text:style-name="T24"/></text:p>
            <text:p text:style-name="P9"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3" draw:text-style-name="P24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3">$SHAREDIR/tsearch_data/portuguese.stop</text:span></text:p>
            <text:p text:style-name="P9"><text:span text:style-name="T19"/></text:p>
            <text:p text:style-name="P9"><text:span text:style-name="T19">Para obter o valor de </text:span><text:span text:style-name="T23">$SHAREDIR</text:span><text:span text:style-name="T19">, dê o comando no </text:span><text:span text:style-name="T16">shell</text:span><text:span text:style-name="T19">:</text:span></text:p>
            <text:p text:style-name="P23"><text:span text:style-name="T25">$ pg_config --sharedir</text:span></text:p>
            <text:p text:style-name="P9"><text:span text:style-name="T21"/></text:p>
            <text:p text:style-name="P9"><text:span text:style-name="T21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2" draw:text-style-name="P26" draw:layer="layout" svg:width="7.647cm" svg:height="1.954cm" svg:x="1cm" svg:y="3.5cm">
          <text:p text:style-name="P25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3" draw:text-style-name="P27" draw:layer="layout" svg:width="7.647cm" svg:height="1.953cm" svg:x="19.353cm" svg:y="3.545cm">
          <text:p text:style-name="P25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7.647cm" svg:height="1.954cm" svg:x="10.132cm" svg:y="3.546cm">
          <text:p text:style-name="P25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3.5cm" svg:height="1.2cm" svg:x="7.799cm" svg:y="3.98cm">
          <text:p text:style-name="P29"><text:span text:style-name="T26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0" draw:layer="layout" svg:width="3.5cm" svg:height="1.2cm" svg:x="16.999cm" svg:y="3.98cm">
          <text:p text:style-name="P29"><text:span text:style-name="T26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</text:span><text:span text:style-name="T14">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31"/></text:span><text:span text:style-name="T17"><text:s text:c="18"/></text:span></text:p>
            <text:p text:style-name="P16"><text:span text:style-name="T17">----------------------------------------------------------------------------------------</text:span><text:span text:style-name="T17">-------------------</text:span></text:p>
            <text:p text:style-name="P16"><text:span text:style-name="T17"><text:s/></text:span><text:span text:style-name="T17">'O' 'branco' 'cachorro' 'de' 'e' 'foi' 'gata' 'gato' 'lisos' 'pego' 'pela' 'pelo' </text:span><text:span text:style-name="T17">'preta,' 'pêlos' 'rato'</text:span></text:p>
          </draw:text-box>
        </draw:frame>
        <draw:frame draw:style-name="gr17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</text:span><text:span text:style-name="T13">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8" draw:text-style-name="P31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1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4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7">A funcionalidades de busca textual são controladas por configurações próprias.</text:span></text:p>
            <text:p text:style-name="P9"><text:span text:style-name="T27">O PostgreSQL vem com configurações pré definidas para muitos</text:span><text:span text:style-name="T28"> idiomas.</text:span></text:p>
            <text:p text:style-name="P9"><text:span text:style-name="T29">Especifica todas opções necessárias para transformar um documento em um </text:span><text:span text:style-name="T30">tsvector</text:span><text:span text:style-name="T29">: o </text:span><text:span text:style-name="T30">parser</text:span><text:span text:style-name="T29"> para quebrar texto em </text:span><text:span text:style-name="T30">tokens</text:span><text:span text:style-name="T29"> e os dicionários para transformar cada </text:span><text:span text:style-name="T30">token</text:span><text:span text:style-name="T29"> em um lexema.</text:span></text:p>
            <text:p text:style-name="P9"><text:span text:style-name="T29">Toda chamada a funções como </text:span><text:span text:style-name="T23">to_tsvector</text:span><text:span text:style-name="T29"> e </text:span><text:span text:style-name="T23">to_tsquery</text:span><text:span text:style-name="T29"> necessita de uma configuração para fazer seu processamento.</text:span></text:p>
            <text:p text:style-name="P9"><text:span text:style-name="T29">O parâmetro de configuração </text:span><text:span text:style-name="T23">default_text_search_config</text:span><text:span text:style-name="T29"> especifca o nome da configuração padrão, que será é utilizada por funções de buscas textuais se o padrão 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9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20"><text:s text:c="14"/></text:span><text:span text:style-name="T20">List of text search configurations</text:span></text:p>
            <text:p text:style-name="P16"><text:span text:style-name="T20"><text:s text:c="3"/></text:span><text:span text:style-name="T20">Schema <text:s text:c="2"/>| <text:s text:c="3"/>Name <text:s text:c="3"/>| <text:s text:c="13"/>Description <text:s text:c="13"/></text:span></text:p>
            <text:p text:style-name="P16"><text:span text:style-name="T20">------------+------------+---------------------------------------</text:span></text:p>
            <text:p text:style-name="P16"><text:span text:style-name="T20"><text:s/></text:span><text:span text:style-name="T20">pg_catalog | arabic <text:s text:c="4"/>| configuration for arabic language</text:span></text:p>
            <text:p text:style-name="P16"><text:span text:style-name="T20"><text:s/></text:span><text:span text:style-name="T20">pg_catalog | armenian <text:s text:c="2"/>| configuration for armenian language</text:span></text:p>
            <text:p text:style-name="P16"><text:span text:style-name="T20"><text:s/></text:span><text:span text:style-name="T20">pg_catalog | basque <text:s text:c="4"/>| configuration for basque language </text:span></text:p>
            <text:p text:style-name="P16"><text:span text:style-name="T20"><text:s/></text:span><text:span text:style-name="T20">. . .</text:span></text:p>
          </draw:text-box>
        </draw:frame>
        <draw:frame draw:style-name="gr20" draw:text-style-name="P33" draw:layer="layout" svg:width="22.5cm" svg:height="1.1cm" svg:x="1cm" svg:y="4.1cm">
          <draw:text-box>
            <text:p text:style-name="P32"><text:span text:style-name="T31">As configurações disponíveis podem ser listadas </text:span><text:span text:style-name="T28">no </text:span><text:span text:style-name="T32">psql </text:span><text:span text:style-name="T28">da seguinte </text:span><text:span text:style-name="T28">forma: </text:span></text:p>
          </draw:text-box>
        </draw:frame>
        <draw:frame draw:style-name="gr21" draw:text-style-name="P33" draw:layer="layout" svg:width="4cm" svg:height="1.1cm" svg:x="1cm" svg:y="12cm">
          <draw:text-box>
            <text:p text:style-name="P32"><text:span text:style-name="T28">Ou via SQL: </text:span></text:p>
          </draw:text-box>
        </draw:frame>
        <draw:frame draw:style-name="gr22" draw:text-style-name="P34" draw:layer="layout" svg:width="13.5cm" svg:height="6.011cm" svg:x="1cm" svg:y="13.537cm">
          <draw:text-box>
            <text:p><text:span text:style-name="T33">SELECT cfgname FROM pg_ts_config;</text:span></text:p>
            <text:p><text:span text:style-name="T33"/></text:p>
            <text:p><text:span text:style-name="T34"><text:s text:c="2"/></text:span><text:span text:style-name="T34">cfgname <text:s text:c="2"/></text:span></text:p>
            <text:p><text:span text:style-name="T34">------------</text:span></text:p>
            <text:p><text:span text:style-name="T34"><text:s/></text:span><text:span text:style-name="T34">simple</text:span></text:p>
            <text:p><text:span text:style-name="T34"><text:s/></text:span><text:span text:style-name="T34">arabic</text:span></text:p>
            <text:p><text:span text:style-name="T34"><text:s/></text:span><text:span text:style-name="T34">armenian</text:span></text:p>
            <text:p><text:span text:style-name="T34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1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20"><text:s/></text:span><text:span text:style-name="T20">default_text_search_config </text:span></text:p>
            <text:p text:style-name="P16"><text:span text:style-name="T20">----------------------------</text:span></text:p>
            <text:p text:style-name="P16"><text:span text:style-name="T20"><text:s/></text:span><text:span text:style-name="T20">pg_catalog.english</text:span></text:p>
          </draw:text-box>
        </draw:frame>
        <draw:frame draw:style-name="gr23" draw:text-style-name="P33" draw:layer="layout" svg:width="26.5cm" svg:height="1.729cm" svg:x="0.5cm" svg:y="3.827cm">
          <draw:text-box>
            <text:p text:style-name="P32"><text:span text:style-name="T28">O parâmetro </text:span><text:span text:style-name="T22">default_text_search_config</text:span><text:span text:style-name="T28"> é o que controla como </text:span><text:span text:style-name="T28">FTS irá funcionar no PostgreSQL.</text:span></text:p>
          </draw:text-box>
        </draw:frame>
        <draw:frame draw:style-name="gr24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8">Exibindo:</text:span></text:p>
          </draw:text-box>
        </draw:frame>
        <draw:frame draw:style-name="gr25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4" draw:text-style-name="P17" draw:layer="layout" svg:width="22.4cm" svg:height="0.971cm" svg:x="0.6cm" svg:y="14.201cm">
          <draw:text-box>
            <text:p><text:span text:style-name="T14">SET default_text_search_config = </text:span><text:span text:style-name="T14">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1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6" draw:text-style-name="P35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2">postgresql.conf</text:span><text:span text:style-name="T5"> ou em </text:span><text:span text:style-name="T5">uma sessão individual utilizando o comando </text:span><text:span text:style-name="T23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</text:span><text:span text:style-name="T5">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</text:span><text:span text:style-name="T5">de comandos SQL está disponível e e há vários comandos do </text:span><text:span text:style-name="T23">psql</text:span><text:span text:style-name="T5"> que </text:span><text:span text:style-name="T5">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</text:span><text:span text:style-name="T11">português </text:span><text:span text:style-name="T35">built-in</text:span><text:span text:style-name="T11">:</text:span></text:p>
          </draw:text-box>
        </draw:frame>
        <draw:frame draw:style-name="gr27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8" draw:text-style-name="P11" draw:layer="layout" svg:width="26.556cm" svg:height="1.729cm" svg:x="0.444cm" svg:y="11.338cm">
          <draw:text-box>
            <text:p><text:span text:style-name="T11">Criação de um arquivo de lista <text:s/>de sinônimos </text:span><text:span text:style-name="T11">(</text:span><text:span text:style-name="T36">$SHAREDIR/tsearch_data/pg_dict.syn</text:span><text:span text:style-name="T11">):</text:span></text:p>
          </draw:text-box>
        </draw:frame>
        <draw:frame draw:style-name="gr29" draw:text-style-name="P17" draw:layer="layout" svg:width="26cm" svg:height="4.571cm" svg:x="0.5cm" svg:y="13.439cm">
          <draw:text-box>
            <text:p><text:span text:style-name="T14"># cat &lt;&lt; EOF &gt; `pg_config </text:span><text:span text:style-name="T14">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0" draw:text-style-name="P36" draw:layer="layout" svg:width="19.7cm" svg:height="0.972cm" svg:x="0.8cm" svg:y="4.628cm">
          <draw:text-box>
            <text:p><text:span text:style-name="T37"># aptitude install myspell-pt-br hunspell-pt-br</text:span></text:p>
          </draw:text-box>
        </draw:frame>
        <draw:frame presentation:style-name="pr16" draw:text-style-name="P37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2">.affix</text:span><text:span text:style-name="T5"> e </text:span><text:span text:style-name="T22">.dict</text:span><text:span text:style-name="T5">, respectivamente:</text:span></text:p>
          </draw:text-box>
        </draw:frame>
        <draw:frame draw:style-name="gr31" draw:text-style-name="P11" draw:layer="layout" svg:width="21.076cm" svg:height="3.131cm" svg:x="1cm" svg:y="9.301cm">
          <draw:text-box>
            <text:p><text:span text:style-name="T37">$ dpkg -S pt_BR.aff pt_BR.dic</text:span></text:p>
            <text:p><text:span text:style-name="T38"/></text:p>
            <text:p><text:span text:style-name="T39">hunspell-pt-br: /usr/share/hunspell/pt_BR.aff</text:span></text:p>
            <text:p><text:span text:style-name="T39">hunspell-pt-br: /usr/share/hunspell/pt_BR.dic</text:span></text:p>
          </draw:text-box>
        </draw:frame>
        <draw:frame draw:style-name="gr7" draw:text-style-name="P38" draw:layer="layout" svg:width="25.491cm" svg:height="0.963cm" svg:x="0.751cm" svg:y="3.396cm">
          <draw:text-box>
            <text:p text:style-name="P5"><text:span text:style-name="T5">Instalação de pacotes </text:span><text:span text:style-name="T19">que proverão os arquivos necessários para o </text:span><text:span text:style-name="T19">português brasileiro:</text:span></text:p>
          </draw:text-box>
        </draw:frame>
        <draw:frame presentation:style-name="pr17" draw:text-style-name="P39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2">.dict</text:span><text:span text:style-name="T5"> e </text:span><text:span text:style-name="T22">.affix</text:span><text:span text:style-name="T5">, com codificação UTF-8:</text:span></text:p>
          </draw:text-box>
        </draw:frame>
        <draw:frame draw:style-name="gr32" draw:text-style-name="P41" draw:layer="layout" svg:width="26.516cm" svg:height="4.239cm" svg:x="0.484cm" svg:y="15cm">
          <draw:text-box>
            <text:p text:style-name="P40"><text:span text:style-name="T40"># cp /usr/share/hunspell/pt_BR.dic </text:span><text:span text:style-name="T40">$SHAREDIR/tsearch_data/pt_br.dict</text:span></text:p>
            <text:p text:style-name="P40"><text:span text:style-name="T40"/></text:p>
            <text:p text:style-name="P40"><text:span text:style-name="T40"># sed 's/FLAG UTF-8/FLAG default/g' \</text:span></text:p>
            <text:p text:style-name="P40"><text:span text:style-name="T40"><text:s text:c="4"/></text:span><text:span text:style-name="T40">/usr/share/hunspell/pt_BR.aff &gt; </text:span><text:span text:style-name="T40">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3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8" draw:text-style-name="P35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6">portuguese_ispell</text:span><text:span text:style-name="T11">, que tem </text:span><text:span text:style-name="T11">seus próprios arquivos de configuração:</text:span></text:p>
          </draw:text-box>
        </draw:frame>
        <draw:frame draw:style-name="gr29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4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6">tsc_pg</text:span><text:span text:style-name="T11">:</text:span></text:p>
          </draw:text-box>
        </draw:frame>
        <draw:frame draw:style-name="gr35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6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1"/></text:p>
            <text:p text:style-name="P16"><text:span text:style-name="T17"><text:s text:c="47"/></text:span><text:span text:style-name="T17">ts_debug <text:s text:c="33"/></text:span><text:span text:style-name="T17"><text:s text:c="14"/></text:span></text:p>
            <text:p text:style-name="P16"><text:span text:style-name="T17">----------------------------------------------------------------------------------------</text:span><text:span text:style-name="T17">---------------</text:span></text:p>
            <text:p text:style-name="P16"><text:span text:style-name="T17"><text:s/></text:span><text:span text:style-name="T17">(asciiword,"Word, all </text:span><text:span text:style-name="T17">ASCII",postgresql,"{dic_pg,dic_portuguese_ispell,portuguese_stem}",dic_pg,{pg})</text:span></text:p>
          </draw:text-box>
        </draw:frame>
        <draw:frame draw:style-name="gr37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35"/></text:span><text:span text:style-name="T17"><text:s text:c="9"/></text:span></text:p>
            <text:p text:style-name="P16"><text:span text:style-name="T17">----------------------------------------------------------------------------------------</text:span><text:span text:style-name="T17">----------</text:span></text:p>
            <text:p text:style-name="P16"><text:span text:style-name="T17"><text:s/></text:span><text:span text:style-name="T17">(asciiword,"Word, all </text:span><text:span text:style-name="T17">ASCII",pgsql,"{dic_pg,dic_portuguese_ispell,portuguese_stem}",dic_pg,{pg})</text:span></text:p>
          </draw:text-box>
        </draw:frame>
        <draw:frame draw:style-name="gr37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34"/></text:span><text:span text:style-name="T17"><text:s text:c="12"/></text:span></text:p>
            <text:p text:style-name="P16"><text:span text:style-name="T17">----------------------------------------------------------------------------------------</text:span><text:span text:style-name="T17">-------------</text:span></text:p>
            <text:p text:style-name="P16"><text:span text:style-name="T17"><text:s/></text:span><text:span text:style-name="T17">(asciiword,"Word, all </text:span><text:span text:style-name="T17">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8" draw:text-style-name="P35" draw:layer="layout" svg:width="26.5cm" svg:height="0.962cm" svg:x="0.5cm" svg:y="6.749cm">
          <draw:text-box>
            <text:p text:style-name="P5"><text:span text:style-name="T11">Configurando a sessão para usar a nova configuração, que foi criada no </text:span><text:span text:style-name="T11">schema public:</text:span></text:p>
          </draw:text-box>
        </draw:frame>
        <draw:frame draw:style-name="gr24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9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2"><text:s/></text:span><text:span text:style-name="T42">default_text_search_config </text:span></text:p>
            <text:p text:style-name="P16"><text:span text:style-name="T42">----------------------------</text:span></text:p>
            <text:p text:style-name="P16"><text:span text:style-name="T42"><text:s/></text:span><text:span text:style-name="T42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0" draw:text-style-name="P43" draw:layer="layout" svg:width="26.5cm" svg:height="5.806cm" svg:x="0.5cm" svg:y="3.827cm">
          <draw:text-box>
            <text:list text:style-name="L1">
              <text:list-item>
                <text:p text:style-name="P42"><text:span text:style-name="T4">Vetor de lexemas e posições;</text:span></text:p>
              </text:list-item>
              <text:list-item>
                <text:p text:style-name="P42"><text:span text:style-name="T4">Representa um documento em uma forma otimizada para buscas de </text:span><text:span text:style-name="T4">texto;</text:span></text:p>
              </text:list-item>
              <text:list-item>
                <text:p text:style-name="P42"><text:span text:style-name="T4">Seu valor é uma lista ordenada de lexemas distintos;</text:span></text:p>
              </text:list-item>
              <text:list-item>
                <text:p text:style-name="P42"><text:span text:style-name="T4">Ordena, elimina duplicações automaticamente;</text:span></text:p>
              </text:list-item>
              <text:list-item>
                <text:p text:style-name="P42"><text:span text:style-name="T4">Representa um documento de forma compacta;</text:span></text:p>
              </text:list-item>
            </text:list>
          </draw:text-box>
        </draw:frame>
        <draw:frame draw:style-name="gr41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</text:span><text:span text:style-name="T13">facilmente, </text:span><text:span text:style-name="T14">'</text:span></text:p>
            <text:p><text:span text:style-name="T14"><text:s text:c="4"/></text:span><text:span text:style-name="T14">||'ultrapassando o último carro a 15 min do </text:span><text:span text:style-name="T14">final'::tsvector;</text:span></text:p>
          </draw:text-box>
        </draw:frame>
        <draw:frame draw:style-name="gr42" draw:text-style-name="P44" draw:layer="layout" svg:width="27cm" svg:height="1.706cm" svg:x="0.5cm" svg:y="14.5cm">
          <draw:text-box>
            <text:p><text:span text:style-name="T43"><text:s text:c="59"/></text:span><text:span text:style-name="T43">?column? <text:s text:c="34"/></text:span><text:span text:style-name="T43"><text:s text:c="24"/></text:span></text:p>
            <text:p><text:span text:style-name="T43">-----------------------------------------------------------------------------------------------------</text:span><text:span text:style-name="T43">-------------------------</text:span></text:p>
            <text:p><text:span text:style-name="T43"><text:s/></text:span><text:span text:style-name="T43">'15' 'O' 'a' 'carro' 'correu' 'correu,' 'corrida' 'do' 'e' 'facilmente,' 'final' 'min' 'o' </text:span><text:span text:style-name="T43">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3" draw:text-style-name="P43" draw:layer="layout" svg:width="26.5cm" svg:height="0.962cm" svg:x="0.5cm" svg:y="3.827cm">
          <draw:text-box>
            <text:p text:style-name="P42"><text:span text:style-name="T28">Opcionalmente, posições (em números inteiros) podem ser anexadas aos </text:span><text:span text:style-name="T28">lexemas:</text:span></text:p>
          </draw:text-box>
        </draw:frame>
        <draw:frame draw:style-name="gr44" draw:text-style-name="P47" draw:layer="layout" svg:width="26.4cm" svg:height="4.679cm" svg:x="0.6cm" svg:y="5.089cm">
          <draw:text-box>
            <text:p text:style-name="P45"><text:span text:style-name="T44">SELECT</text:span></text:p>
            <text:p text:style-name="P46"><text:span text:style-name="T44"><text:s text:c="4"/></text:span><text:span text:style-name="T44">'o:1 carro:2 verde:3 correu:4 mais:5 do:6 que:7 o:8 </text:span><text:span text:style-name="T44">carro:9'</text:span></text:p>
            <text:p text:style-name="P46"><text:span text:style-name="T44"><text:s text:c="4"/></text:span><text:span text:style-name="T44">||</text:span><text:span text:style-name="T45">'</text:span><text:span text:style-name="T44">vermelho:10'::tsvector;</text:span></text:p>
            <text:p text:style-name="P46"><text:span text:style-name="T44"/></text:p>
            <text:p text:style-name="P46"><text:span text:style-name="T46"><text:s text:c="36"/></text:span><text:span text:style-name="T46">?column? <text:s text:c="33"/></text:span><text:span text:style-name="T46"><text:s text:c="2"/></text:span></text:p>
            <text:p text:style-name="P46"><text:span text:style-name="T46">-----------------------------------------------------------------------------</text:span><text:span text:style-name="T46">---</text:span></text:p>
            <text:p text:style-name="P46"><text:span text:style-name="T46"><text:s/></text:span><text:span text:style-name="T46">'carro':2,9 'correu':4 'do':6 'mais':5 'o':1,8 'que':7 'verde':3 </text:span><text:span text:style-name="T46">'vermelho':19</text:span></text:p>
          </draw:text-box>
        </draw:frame>
        <draw:frame draw:style-name="gr45" draw:text-style-name="P31" draw:layer="layout" svg:width="19.42cm" svg:height="1.163cm" svg:x="0.58cm" svg:y="11.337cm">
          <draw:text-box>
            <text:p><text:span text:style-name="T28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6" draw:text-style-name="P43" draw:layer="layout" svg:width="26.5cm" svg:height="2.44cm" svg:x="0.5cm" svg:y="3.827cm">
          <draw:text-box>
            <text:p text:style-name="P42"><text:span text:style-name="T28">A função </text:span><text:span text:style-name="T32">to_tsvector</text:span><text:span text:style-name="T28"> converte um documento para </text:span><text:span text:style-name="T47">tokens</text:span><text:span text:style-name="T28">, reduz </text:span><text:span text:style-name="T28">esses tokens para lexemas e retorna um tsvector que lista os lexemas </text:span><text:span text:style-name="T28">junto com suas posições no documento sem </text:span><text:span text:style-name="T47">stop words</text:span><text:span text:style-name="T48">.</text:span></text:p>
          </draw:text-box>
        </draw:frame>
        <draw:frame draw:style-name="gr47" draw:text-style-name="P47" draw:layer="layout" svg:width="26.4cm" svg:height="6.005cm" svg:x="0.6cm" svg:y="7cm">
          <draw:text-box>
            <text:p text:style-name="P45"><text:span text:style-name="T44">SELECT</text:span></text:p>
            <text:p text:style-name="P45"><text:span text:style-name="T44"><text:s text:c="4"/></text:span><text:span text:style-name="T44">to_tsvector(</text:span></text:p>
            <text:p text:style-name="P45"><text:span text:style-name="T44"><text:s text:c="8"/></text:span><text:span text:style-name="T44">'pg_catalog.portuguese',</text:span></text:p>
            <text:p text:style-name="P48"><text:span text:style-name="T44"><text:s text:c="8"/></text:span><text:span text:style-name="T44">'O carro correu, correu e venceu a corrida </text:span><text:span text:style-name="T44">facilmente, '</text:span></text:p>
            <text:p text:style-name="P46"><text:span text:style-name="T44"><text:s text:c="8"/></text:span><text:span text:style-name="T44">||'ultrapassando o último carro a 15 min do </text:span><text:span text:style-name="T44">final');</text:span></text:p>
            <text:p text:style-name="P46"><text:span text:style-name="T44"/></text:p>
            <text:p text:style-name="P46"><text:span text:style-name="T49"><text:s text:c="44"/></text:span><text:span text:style-name="T49">to_tsvector <text:s text:c="27"/></text:span><text:span text:style-name="T49"><text:s text:c="16"/></text:span></text:p>
            <text:p text:style-name="P46"><text:span text:style-name="T49">----------------------------------------------------------------------------------</text:span><text:span text:style-name="T49">-----------------</text:span></text:p>
            <text:p text:style-name="P46"><text:span text:style-name="T49"><text:s/></text:span><text:span text:style-name="T49">'15':15 'carr':2,13 'corr':3,4,8 'facil':9 'final':18 'min':16 'ultrapass':10 </text:span><text:span text:style-name="T49">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8" draw:text-style-name="P43" draw:layer="layout" svg:width="26.5cm" svg:height="1.785cm" svg:x="0.5cm" svg:y="3.827cm">
          <draw:text-box>
            <text:p text:style-name="P42"><text:span text:style-name="T5">Não confundir a função </text:span><text:span text:style-name="T22">to_tsvector</text:span><text:span text:style-name="T5"> com um valor de uma </text:span><text:span text:style-name="T16">string</text:span><text:span text:style-name="T19"> </text:span><text:span text:style-name="T19">convertido para</text:span><text:span text:style-name="T5"> </text:span><text:span text:style-name="T22">tsvector</text:span><text:span text:style-name="T5">.</text:span></text:p>
          </draw:text-box>
        </draw:frame>
        <draw:frame draw:style-name="gr49" draw:text-style-name="P49" draw:layer="layout" svg:width="26.4cm" svg:height="3.125cm" svg:x="0.6cm" svg:y="7cm">
          <draw:text-box>
            <text:p text:style-name="P45"><text:span text:style-name="T44">SELECT 'rato gato pato'::tsvector;</text:span></text:p>
            <text:p text:style-name="P45"><text:span text:style-name="T44"/></text:p>
            <text:p text:style-name="P46"><text:span text:style-name="T49"><text:s text:c="7"/></text:span><text:span text:style-name="T49">tsvector <text:s text:c="6"/></text:span></text:p>
            <text:p text:style-name="P46"><text:span text:style-name="T49">----------------------</text:span></text:p>
            <text:p text:style-name="P46"><text:span text:style-name="T49"><text:s/></text:span><text:span text:style-name="T49">'gato' 'pato' 'rato'</text:span></text:p>
          </draw:text-box>
        </draw:frame>
        <draw:frame draw:style-name="gr37" draw:text-style-name="P50" draw:layer="layout" svg:width="26.4cm" svg:height="3.026cm" svg:x="0.5cm" svg:y="11.1cm">
          <draw:text-box>
            <text:p text:style-name="P45"><text:span text:style-name="T44">SELECT to_tsvector('Portuguese', 'rato gato pato');</text:span></text:p>
            <text:p text:style-name="P45"><text:span text:style-name="T44"/></text:p>
            <text:p text:style-name="P46"><text:span text:style-name="T50"><text:s text:c="7"/></text:span><text:span text:style-name="T50">to_tsvector <text:s text:c="6"/></text:span></text:p>
            <text:p text:style-name="P46"><text:span text:style-name="T50">-------------------------</text:span></text:p>
            <text:p text:style-name="P46"><text:span text:style-name="T50"><text:s/></text:span><text:span text:style-name="T50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50" draw:text-style-name="P43" draw:layer="layout" svg:width="26.5cm" svg:height="7.073cm" svg:x="0.5cm" svg:y="3.827cm">
          <draw:text-box>
            <text:list text:style-name="L1">
              <text:list-item>
                <text:p text:style-name="P42"><text:span text:style-name="T51">Consulta de busca textual;</text:span></text:p>
              </text:list-item>
              <text:list-item>
                <text:p text:style-name="P42"><text:span text:style-name="T51">Representa um texto de consulta;</text:span></text:p>
              </text:list-item>
              <text:list-item>
                <text:p text:style-name="P42"><text:span text:style-name="T51">Armazena lexemas que serão base de busca;</text:span></text:p>
              </text:list-item>
              <text:list-item>
                <text:p text:style-name="P42"><text:span text:style-name="T51">Combinação de lexemas utilizando operadores booleanos:</text:span></text:p>
                <text:p text:style-name="P42"><text:span text:style-name="T51"><text:s/></text:span><text:span text:style-name="T22">&amp;</text:span><text:span text:style-name="T51"> (AND), </text:span><text:span text:style-name="T22">|</text:span><text:span text:style-name="T51"> (OR) e </text:span><text:span text:style-name="T22">!</text:span><text:span text:style-name="T51"> (NOT);</text:span></text:p>
              </text:list-item>
              <text:list-item>
                <text:p text:style-name="P42"><text:span text:style-name="T51">Parênteses podem ser usados para reforçar um grupamento de </text:span><text:span text:style-name="T51">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9" draw:text-style-name="P50" draw:layer="layout" svg:width="12.289cm" svg:height="3.851cm" svg:x="1.5cm" svg:y="4.5cm">
          <draw:text-box>
            <text:p text:style-name="P45"><text:span text:style-name="T44">SELECT 'gato &amp; rato'::tsquery;</text:span></text:p>
            <text:p text:style-name="P45"><text:span text:style-name="T44"/></text:p>
            <text:p text:style-name="P46"><text:span text:style-name="T52"><text:s text:c="5"/></text:span><text:span text:style-name="T52">tsquery <text:s text:c="4"/></text:span></text:p>
            <text:p text:style-name="P46"><text:span text:style-name="T52">-----------------</text:span></text:p>
            <text:p text:style-name="P46"><text:span text:style-name="T52"><text:s/></text:span><text:span text:style-name="T52">'gato' &amp; 'rato'</text:span></text:p>
          </draw:text-box>
        </draw:frame>
        <draw:frame draw:style-name="gr39" draw:text-style-name="P49" draw:layer="layout" svg:width="14.999cm" svg:height="3.851cm" svg:x="1.501cm" svg:y="9.501cm">
          <draw:text-box>
            <text:p text:style-name="P45"><text:span text:style-name="T44">SELECT 'pato &amp; (gato|rato)'::tsquery;</text:span></text:p>
            <text:p text:style-name="P45"><text:span text:style-name="T44"/></text:p>
            <text:p text:style-name="P46"><text:span text:style-name="T52"><text:s text:c="11"/></text:span><text:span text:style-name="T52">tsquery <text:s text:c="11"/></text:span></text:p>
            <text:p text:style-name="P46"><text:span text:style-name="T52">------------------------------</text:span></text:p>
            <text:p text:style-name="P46"><text:span text:style-name="T52"><text:s/></text:span><text:span text:style-name="T52">'pato' &amp; ( 'gato' | 'rato' )</text:span></text:p>
          </draw:text-box>
        </draw:frame>
        <draw:frame draw:style-name="gr39" draw:text-style-name="P50" draw:layer="layout" svg:width="12.289cm" svg:height="3.851cm" svg:x="1.502cm" svg:y="15.002cm">
          <draw:text-box>
            <text:p text:style-name="P46"><text:span text:style-name="T44">SELECT '! 1'::tsquery;</text:span></text:p>
            <text:p text:style-name="P46"><text:span text:style-name="T44"/></text:p>
            <text:p text:style-name="P46"><text:span text:style-name="T52"><text:s/></text:span><text:span text:style-name="T52">tsquery </text:span></text:p>
            <text:p text:style-name="P46"><text:span text:style-name="T52">---------</text:span></text:p>
            <text:p text:style-name="P46"><text:span text:style-name="T52"><text:s/></text:span><text:span text:style-name="T52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7" draw:text-style-name="P49" draw:layer="layout" svg:width="25.499cm" svg:height="3.026cm" svg:x="1.501cm" svg:y="10.3cm">
          <draw:text-box>
            <text:p text:style-name="P45"><text:span text:style-name="T44">SELECT to_tsquery('pg_catalog.portuguese', '!(correr &amp; </text:span><text:span text:style-name="T44">vencer)');</text:span></text:p>
            <text:p text:style-name="P45"><text:span text:style-name="T44"/></text:p>
            <text:p text:style-name="P46"><text:span text:style-name="T50"><text:s text:c="6"/></text:span><text:span text:style-name="T50">to_tsquery <text:s text:c="5"/></text:span></text:p>
            <text:p text:style-name="P46"><text:span text:style-name="T50">----------------------</text:span></text:p>
            <text:p text:style-name="P46"><text:span text:style-name="T50"><text:s/></text:span><text:span text:style-name="T50">!( 'corr' &amp; 'venc' )</text:span></text:p>
          </draw:text-box>
        </draw:frame>
        <draw:frame draw:style-name="gr37" draw:text-style-name="P49" draw:layer="layout" svg:width="24.998cm" svg:height="3.026cm" svg:x="1.502cm" svg:y="14.902cm">
          <draw:text-box>
            <text:p text:style-name="P45"><text:span text:style-name="T44">SELECT to_tsquery('pg_catalog.english', '!(running &amp; </text:span><text:span text:style-name="T44">winning)');</text:span></text:p>
            <text:p text:style-name="P45"><text:span text:style-name="T44"/></text:p>
            <text:p text:style-name="P46"><text:span text:style-name="T50"><text:s text:c="5"/></text:span><text:span text:style-name="T50">to_tsquery <text:s text:c="4"/></text:span></text:p>
            <text:p text:style-name="P46"><text:span text:style-name="T50">--------------------</text:span></text:p>
            <text:p text:style-name="P46"><text:span text:style-name="T50"><text:s/></text:span><text:span text:style-name="T50">!( 'run' &amp; 'win' )</text:span></text:p>
          </draw:text-box>
        </draw:frame>
        <draw:frame draw:style-name="gr51" draw:text-style-name="P31" draw:layer="layout" svg:width="27.175cm" svg:height="4.879cm" svg:x="0.325cm" svg:y="3.5cm">
          <draw:text-box>
            <text:p><text:span text:style-name="T28">Cria um valor </text:span><text:span text:style-name="T32">tsquery</text:span><text:span text:style-name="T28"> de um </text:span><text:span text:style-name="T47">querytext</text:span><text:span text:style-name="T48">.</text:span></text:p>
            <text:p><text:span text:style-name="T28"/></text:p>
            <text:p><text:span text:style-name="T28">Normaliza cada </text:span><text:span text:style-name="T47">token</text:span><text:span text:style-name="T28"> em um lexema usando a configuração especificada </text:span><text:span text:style-name="T28">ou por omissão.</text:span></text:p>
            <text:p><text:span text:style-name="T28"/></text:p>
            <text:p><text:span text:style-name="T28">Similar à função </text:span><text:span text:style-name="T32">to_tsvector</text:span><text:span text:style-name="T28">, em </text:span><text:span text:style-name="T32">to_tsquery</text:span><text:span text:style-name="T28">, podemos determinar o </text:span><text:span text:style-name="T28">idioma e normalizar os termos passados para seus radicai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2" draw:text-style-name="P49" draw:layer="layout" svg:width="25.499cm" svg:height="6.011cm" svg:x="1.501cm" svg:y="11cm">
          <draw:text-box>
            <text:p text:style-name="P45"><text:span text:style-name="T44">SELECT</text:span></text:p>
            <text:p text:style-name="P45"><text:span text:style-name="T44"><text:s text:c="4"/></text:span><text:span text:style-name="T44">plainto_tsquery(</text:span></text:p>
            <text:p text:style-name="P45"><text:span text:style-name="T44"><text:s text:c="8"/></text:span><text:span text:style-name="T44">'english',</text:span></text:p>
            <text:p text:style-name="P45"><text:span text:style-name="T44"><text:s text:c="8"/></text:span><text:span text:style-name="T44">'The Fat Rats are sleeping with the cats');</text:span></text:p>
            <text:p text:style-name="P45"><text:span text:style-name="T44"/></text:p>
            <text:p text:style-name="P46"><text:span text:style-name="T52"><text:s text:c="9"/></text:span><text:span text:style-name="T52">plainto_tsquery <text:s text:c="8"/></text:span></text:p>
            <text:p text:style-name="P46"><text:span text:style-name="T52">---------------------------------</text:span></text:p>
            <text:p text:style-name="P46"><text:span text:style-name="T52"><text:s/></text:span><text:span text:style-name="T52">'fat' &amp; 'rat' &amp; 'sleep' &amp; 'cat'</text:span></text:p>
          </draw:text-box>
        </draw:frame>
        <draw:frame draw:style-name="gr52" draw:text-style-name="P51" draw:layer="layout" svg:width="27.175cm" svg:height="3cm" svg:x="0.325cm" svg:y="5cm">
          <draw:text-box>
            <text:p text:style-name="P32"><text:span text:style-name="T28">Transforma texto sem formação </text:span><text:span text:style-name="T47">querytext</text:span><text:span text:style-name="T28"> para </text:span><text:span text:style-name="T47">tsquery</text:span><text:span text:style-name="T28">;</text:span></text:p>
            <text:p text:style-name="P32"><text:span text:style-name="T28">O text_ é analisado e normalizado como se fosse um </text:span><text:span text:style-name="T32">tsvector</text:span><text:span text:style-name="T28"> e então o </text:span><text:span text:style-name="T28">operador booleano </text:span><text:span text:style-name="T53">&amp; (AND)</text:span><text:span text:style-name="T28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11" draw:layer="layout" svg:width="26.5cm" svg:height="12.483cm" svg:x="0.5cm" svg:y="4.34cm">
          <draw:text-box>
            <text:p><text:span text:style-name="T9">Operações possíveis</text:span><text:span text:style-name="T54">:</text:span></text:p>
            <text:p><text:span text:style-name="T54"/></text:p>
            <text:list text:style-name="L1">
              <text:list-item>
                <text:p><text:span text:style-name="T55">tsvector @@ tsquery</text:span></text:p>
              </text:list-item>
              <text:list-item>
                <text:p><text:span text:style-name="T56">tsquery <text:s/>@@ tsvector</text:span></text:p>
              </text:list-item>
              <text:list-item>
                <text:p><text:span text:style-name="T56">text @@ tsquery</text:span><text:span text:style-name="T57"> → <text:s/>equivalente a </text:span><text:span text:style-name="T57">to_tsvector(x) @@ y</text:span></text:p>
              </text:list-item>
              <text:list-item>
                <text:p><text:span text:style-name="T56">text @@ text</text:span><text:span text:style-name="T57"> → <text:s/>equivalente a </text:span><text:span text:style-name="T56">to_tsvector(x) @@ plainto_tsquery(y)</text:span></text:p>
              </text:list-item>
            </text:list>
            <text:p><text:span text:style-name="T9"/></text:p>
            <text:p><text:span text:style-name="T58"/></text:p>
            <text:p><text:span text:style-name="T58"/></text:p>
            <text:p><text:span text:style-name="T58"/></text:p>
            <text:p><text:span text:style-name="T58"/></text:p>
            <text:p><text:span text:style-name="T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52" draw:layer="layout" svg:width="27.175cm" svg:height="1.018cm" svg:x="0.825cm" svg:y="3.1cm">
          <draw:text-box>
            <text:p text:style-name="P32"><text:span text:style-name="T22">tsvector</text:span><text:span text:style-name="T51"> casa (combina) com </text:span><text:span text:style-name="T22">tsquery</text:span><text:span text:style-name="T51">? (ou vice-versa)</text:span></text:p>
          </draw:text-box>
        </draw:frame>
        <draw:frame draw:style-name="gr55" draw:text-style-name="P50" draw:layer="layout" svg:width="25.499cm" svg:height="4.718cm" svg:x="1.002cm" svg:y="4.5cm">
          <draw:text-box>
            <text:p text:style-name="P45"><text:span text:style-name="T44">SELECT</text:span></text:p>
            <text:p text:style-name="P45"><text:span text:style-name="T44"><text:s text:c="4"/></text:span><text:span text:style-name="T44">to_tsquery('portuguese', '!(gato &amp; rato)') @@</text:span></text:p>
            <text:p text:style-name="P45"><text:span text:style-name="T44"><text:s text:c="4"/></text:span><text:span text:style-name="T44">to_tsvector('portuguese', 'O gato correu atrás do </text:span><text:span text:style-name="T44">rato');</text:span></text:p>
            <text:p text:style-name="P45"><text:span text:style-name="T44"/></text:p>
            <text:p text:style-name="P46"><text:span text:style-name="T59"><text:s/></text:span><text:span text:style-name="T59">?column? </text:span></text:p>
            <text:p text:style-name="P46"><text:span text:style-name="T59">----------</text:span></text:p>
            <text:p text:style-name="P46"><text:span text:style-name="T59"><text:s/></text:span><text:span text:style-name="T59">f</text:span></text:p>
          </draw:text-box>
        </draw:frame>
        <draw:frame draw:style-name="gr55" draw:text-style-name="P50" draw:layer="layout" svg:width="25.499cm" svg:height="4.718cm" svg:x="1.002cm" svg:y="9.9cm">
          <draw:text-box>
            <text:p text:style-name="P45"><text:span text:style-name="T44">SELECT</text:span></text:p>
            <text:p text:style-name="P45"><text:span text:style-name="T44"><text:tab/></text:span><text:span text:style-name="T44">to_tsquery('portuguese', '(gato &amp; rato)')</text:span></text:p>
            <text:p text:style-name="P45"><text:span text:style-name="T44"><text:tab/></text:span><text:span text:style-name="T44">@@ to_tsvector('portuguese', 'O gato correu atrás do </text:span><text:span text:style-name="T44">rato');</text:span></text:p>
            <text:p text:style-name="P45"><text:span text:style-name="T44"/></text:p>
            <text:p text:style-name="P46"><text:span text:style-name="T59"><text:s/></text:span><text:span text:style-name="T59">?column? </text:span></text:p>
            <text:p text:style-name="P46"><text:span text:style-name="T59">----------</text:span></text:p>
            <text:p text:style-name="P46"><text:span text:style-name="T59"><text:s/></text:span><text:span text:style-name="T59">t</text:span></text:p>
          </draw:text-box>
        </draw:frame>
        <draw:frame draw:style-name="gr55" draw:text-style-name="P50" draw:layer="layout" svg:width="25.499cm" svg:height="4.718cm" svg:x="1.002cm" svg:y="14.7cm">
          <draw:text-box>
            <text:p text:style-name="P45"><text:span text:style-name="T44">SELECT</text:span></text:p>
            <text:p text:style-name="P45"><text:span text:style-name="T44"><text:s text:c="4"/></text:span><text:span text:style-name="T44">to_tsquery('portuguese', '(gato &amp; navio)') @@</text:span></text:p>
            <text:p text:style-name="P45"><text:span text:style-name="T44"><text:s text:c="4"/></text:span><text:span text:style-name="T44">to_tsvector('portuguese', 'O gato correu atrás do </text:span><text:span text:style-name="T44">rato');</text:span></text:p>
            <text:p text:style-name="P45"><text:span text:style-name="T44"/></text:p>
            <text:p text:style-name="P46"><text:span text:style-name="T59"><text:s/></text:span><text:span text:style-name="T59">?column? </text:span></text:p>
            <text:p text:style-name="P46"><text:span text:style-name="T59">----------</text:span></text:p>
            <text:p text:style-name="P46"><text:span text:style-name="T59"><text:s/></text:span><text:span text:style-name="T59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5" draw:text-style-name="P50" draw:layer="layout" svg:width="25.499cm" svg:height="4.718cm" svg:x="1.002cm" svg:y="5cm">
          <draw:text-box>
            <text:p text:style-name="P45"><text:span text:style-name="T44">SELECT</text:span></text:p>
            <text:p text:style-name="P45"><text:span text:style-name="T44"><text:s text:c="4"/></text:span><text:span text:style-name="T44">to_tsquery('portuguese', '(gato | navio)') @@</text:span></text:p>
            <text:p text:style-name="P45"><text:span text:style-name="T44"><text:s text:c="4"/></text:span><text:span text:style-name="T44">to_tsvector('portuguese', 'O gato correu atrás do </text:span><text:span text:style-name="T44">rato');</text:span></text:p>
            <text:p text:style-name="P45"><text:span text:style-name="T44"/></text:p>
            <text:p text:style-name="P46"><text:span text:style-name="T59"><text:s/></text:span><text:span text:style-name="T59">?column? </text:span></text:p>
            <text:p text:style-name="P46"><text:span text:style-name="T59">----------</text:span></text:p>
            <text:p text:style-name="P46"><text:span text:style-name="T59"><text:s/></text:span><text:span text:style-name="T59">t</text:span></text:p>
          </draw:text-box>
        </draw:frame>
        <draw:frame draw:style-name="gr55" draw:text-style-name="P50" draw:layer="layout" svg:width="25.499cm" svg:height="4.718cm" svg:x="1.002cm" svg:y="10.4cm">
          <draw:text-box>
            <text:p text:style-name="P45"><text:span text:style-name="T44">SELECT</text:span></text:p>
            <text:p text:style-name="P45"><text:span text:style-name="T44"><text:s text:c="4"/></text:span><text:span text:style-name="T44">to_tsquery('portuguese', 'gato | rato') @@</text:span></text:p>
            <text:p text:style-name="P45"><text:span text:style-name="T44"><text:s text:c="4"/></text:span><text:span text:style-name="T44">to_tsvector('portuguese', 'rata');</text:span></text:p>
            <text:p text:style-name="P45"><text:span text:style-name="T44"/></text:p>
            <text:p text:style-name="P46"><text:span text:style-name="T59"><text:s/></text:span><text:span text:style-name="T59">?column? </text:span></text:p>
            <text:p text:style-name="P46"><text:span text:style-name="T59">----------</text:span></text:p>
            <text:p text:style-name="P46"><text:span text:style-name="T59"><text:s/></text:span><text:span text:style-name="T59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6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2"><text:s/></text:span><text:span text:style-name="T42">?column? </text:span></text:p>
            <text:p text:style-name="P16"><text:span text:style-name="T42">----------</text:span></text:p>
            <text:p text:style-name="P16"><text:span text:style-name="T42"><text:s/></text:span><text:span text:style-name="T42">f</text:span></text:p>
          </draw:text-box>
        </draw:frame>
        <draw:frame draw:style-name="gr56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2"><text:s/></text:span><text:span text:style-name="T42">?column? </text:span></text:p>
            <text:p text:style-name="P16"><text:span text:style-name="T42">----------</text:span></text:p>
            <text:p text:style-name="P16"><text:span text:style-name="T42"><text:s/></text:span><text:span text:style-name="T42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6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2"><text:s/></text:span><text:span text:style-name="T42">?column? </text:span></text:p>
            <text:p text:style-name="P16"><text:span text:style-name="T42">----------</text:span></text:p>
            <text:p text:style-name="P16"><text:span text:style-name="T42"><text:s/></text:span><text:span text:style-name="T42">t</text:span></text:p>
          </draw:text-box>
        </draw:frame>
        <draw:frame draw:style-name="gr56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2"><text:s/></text:span><text:span text:style-name="T42">?column? </text:span></text:p>
            <text:p text:style-name="P16"><text:span text:style-name="T42">----------</text:span></text:p>
            <text:p text:style-name="P16"><text:span text:style-name="T42"><text:s/></text:span><text:span text:style-name="T42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6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</text:span><text:span text:style-name="T14">ônibus');</text:span></text:p>
            <text:p><text:span text:style-name="T14"/></text:p>
            <text:p text:style-name="P16"><text:span text:style-name="T42"><text:s/></text:span><text:span text:style-name="T42">?column? </text:span></text:p>
            <text:p text:style-name="P16"><text:span text:style-name="T42">----------</text:span></text:p>
            <text:p text:style-name="P16"><text:span text:style-name="T42"><text:s/></text:span><text:span text:style-name="T42">t</text:span></text:p>
          </draw:text-box>
        </draw:frame>
        <draw:frame draw:style-name="gr56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2"><text:s/></text:span><text:span text:style-name="T42">?column? </text:span></text:p>
            <text:p text:style-name="P16"><text:span text:style-name="T42">----------</text:span></text:p>
            <text:p text:style-name="P16"><text:span text:style-name="T42"><text:s/></text:span><text:span text:style-name="T42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7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2"><text:s text:c="3"/></text:span><text:span text:style-name="T42">title <text:s text:c="2"/></text:span></text:p>
            <text:p text:style-name="P16"><text:span text:style-name="T42">------------</text:span></text:p>
            <text:p text:style-name="P16"><text:span text:style-name="T42"><text:s/></text:span><text:span text:style-name="T42">Laranjeira</text:span></text:p>
            <text:p text:style-name="P16"><text:span text:style-name="T42"><text:s/></text:span><text:span text:style-name="T42">Ananás</text:span></text:p>
            <text:p text:style-name="P16"><text:span text:style-name="T42"><text:s/></text:span><text:span text:style-name="T42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8" draw:text-style-name="P11" draw:layer="layout" svg:width="26.344cm" svg:height="3.151cm" svg:x="0.656cm" svg:y="16.101cm">
          <draw:text-box>
            <text:p><text:span text:style-name="T11">A concatenação dos campos </text:span><text:span text:style-name="T36">title</text:span><text:span text:style-name="T11">, </text:span><text:span text:style-name="T36">text_</text:span><text:span text:style-name="T11"> e </text:span><text:span text:style-name="T36">tags</text:span><text:span text:style-name="T11"> foi convertida para </text:span><text:span text:style-name="T36">tsvector</text:span><text:span text:style-name="T11">.</text:span></text:p>
            <text:p><text:span text:style-name="T11"/></text:p>
            <text:p><text:span text:style-name="T11">Só foram exibidos os títulos dos registros, em que a concatenação </text:span><text:span text:style-name="T11">convertida combinasse com a conversão da string “fruta” para texto de </text:span><text:span text:style-name="T11">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9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2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60" draw:text-style-name="P11" draw:layer="layout" svg:width="26.344cm" svg:height="2.399cm" svg:x="0.656cm" svg:y="14.801cm">
          <draw:text-box>
            <text:p><text:span text:style-name="T11">A string “</text:span><text:span text:style-name="T36">presença humana</text:span><text:span text:style-name="T11">” não é uma </text:span><text:span text:style-name="T36">tsquery</text:span><text:span text:style-name="T11">, </text:span><text:span text:style-name="T35">tokens</text:span><text:span text:style-name="T11"> soltos, sem os </text:span><text:span text:style-name="T11">operadores “</text:span><text:span text:style-name="T36">|</text:span><text:span text:style-name="T11">” (</text:span><text:span text:style-name="T35">OR</text:span><text:span text:style-name="T11">) ou “</text:span><text:span text:style-name="T36">&amp;</text:span><text:span text:style-name="T11">” (</text:span><text:span text:style-name="T35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1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2"><text:s/></text:span><text:span text:style-name="T42">title </text:span></text:p>
            <text:p text:style-name="P16"><text:span text:style-name="T42">--------</text:span></text:p>
            <text:p text:style-name="P16"><text:span text:style-name="T42"><text:s/></text:span><text:span text:style-name="T42">Música</text:span></text:p>
            <text:p text:style-name="P16"><text:span text:style-name="T42"><text:s/></text:span><text:span text:style-name="T42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60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5">tsquery</text:span><text:span text:style-name="T11"> de forma que tenha as palavras </text:span><text:span text:style-name="T11">(normalizadas) “</text:span><text:span text:style-name="T36">presença</text:span><text:span text:style-name="T11">” e “</text:span><text:span text:style-name="T36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9" draw:text-style-name="P17" draw:layer="layout" svg:width="23cm" svg:height="3.851cm" svg:x="1cm" svg:y="8.689cm">
          <draw:text-box>
            <text:p><text:span text:style-name="T14">SELECT plainto_tsquery('portuguese', 'presença </text:span><text:span text:style-name="T14">humana');</text:span></text:p>
            <text:p><text:span text:style-name="T14"/></text:p>
            <text:p text:style-name="P16"><text:span text:style-name="T42"><text:s text:c="3"/></text:span><text:span text:style-name="T42">plainto_tsquery <text:s text:c="2"/></text:span></text:p>
            <text:p text:style-name="P16"><text:span text:style-name="T42">---------------------</text:span></text:p>
            <text:p text:style-name="P16"><text:span text:style-name="T42"><text:s/></text:span><text:span text:style-name="T42">'presenc' &amp; 'human'</text:span></text:p>
          </draw:text-box>
        </draw:frame>
        <draw:frame draw:style-name="gr28" draw:text-style-name="P11" draw:layer="layout" svg:width="26.344cm" svg:height="1.729cm" svg:x="0.656cm" svg:y="3.5cm">
          <draw:text-box>
            <text:p><text:span text:style-name="T11">Pode-se também usar a função </text:span><text:span text:style-name="T36">plainto_tsquery</text:span><text:span text:style-name="T11"> que converte o texto </text:span><text:span text:style-name="T11">plano passado para o formato </text:span><text:span text:style-name="T35">tsquery</text:span><text:span text:style-name="T11">:</text:span></text:p>
          </draw:text-box>
        </draw:frame>
        <draw:frame draw:style-name="gr62" draw:text-style-name="P31" draw:layer="layout" svg:width="26.844cm" svg:height="2.496cm" svg:x="0.656cm" svg:y="14.5cm">
          <draw:text-box>
            <text:p><text:span text:style-name="T4">Vale lembrar que a função </text:span><text:span text:style-name="T32">plainto_tsquery</text:span><text:span text:style-name="T4"> faz a conversão utilizando </text:span><text:span text:style-name="T4">a lógica </text:span><text:span text:style-name="T60">AND</text:span><text:span text:style-name="T4"> (E).</text:span></text:p>
            <text:p><text:span text:style-name="T4"/></text:p>
            <text:p text:style-name="P32"><text:span text:style-name="T29">Ela converte para o formato </text:span><text:span text:style-name="T23">tsquery</text:span><text:span text:style-name="T29"> e normaliza para lexemas, e elimina </text:span><text:span text:style-name="T30">stop words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5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1">Até aqui os exemplos foram feitos utilizando a conversão em tempo real de campos de texto concatenados para </text:span><text:span text:style-name="T22">tsvector</text:span><text:span text:style-name="T51">;</text:span></text:p>
              </text:list-item>
              <text:list-item>
                <text:p text:style-name="P5"><text:span text:style-name="T51">Serve muito bem para exemplificar, porém, é mais custoso para o servidor de banco de dados;</text:span></text:p>
              </text:list-item>
              <text:list-item>
                <text:p text:style-name="P5"><text:span text:style-name="T51">Consequentemente mais demorada será a </text:span><text:span text:style-name="T30">query</text:span><text:span text:style-name="T51">:</text:span></text:p>
              </text:list-item>
            </text:list>
          </draw:text-box>
        </draw:frame>
        <draw:frame draw:style-name="gr63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</text:span><text:span text:style-name="T14">humana');</text:span></text:p>
            <text:p><text:span text:style-name="T14"/></text:p>
            <text:p text:style-name="P16"><text:span text:style-name="T61">. . .</text:span></text:p>
            <text:p text:style-name="P16"><text:span text:style-name="T61"/></text:p>
            <text:p text:style-name="P16"><text:span text:style-name="T61"><text:s/></text:span><text:span text:style-name="T61">Planning Time: 0.086 ms</text:span></text:p>
            <text:p text:style-name="P16"><text:span text:style-name="T61"><text:s/></text:span><text:span text:style-name="T61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1">Adição de um campo tsvector na tabela:</text:span></text:p>
          </draw:text-box>
        </draw:frame>
        <draw:frame draw:style-name="gr56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8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1">O novo campo é auto gerado, em sua criação já sendo preenchido com seus devidos valores e para futuros </text:span><text:span text:style-name="T22">INSERT</text:span><text:span text:style-name="T51">s também será preenchido automaticamente.</text:span></text:p>
            <text:p text:style-name="P5"><text:span text:style-name="T51"/></text:p>
            <text:p text:style-name="P5"><text:span text:style-name="T51">Até a versão 11 do Postgres isso tinha que ser feito por um </text:span><text:span text:style-name="T30">trigger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1">Nova análise dos resultados, agora, com um campo tsvector:</text:span></text:p>
          </draw:text-box>
        </draw:frame>
        <draw:frame draw:style-name="gr63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1">. . .</text:span></text:p>
            <text:p text:style-name="P16"><text:span text:style-name="T61"/></text:p>
            <text:p text:style-name="P16"><text:span text:style-name="T61"><text:s/></text:span><text:span text:style-name="T61">Planning Time: 0.084 ms</text:span></text:p>
            <text:p text:style-name="P16"><text:span text:style-name="T61"><text:s/></text:span><text:span text:style-name="T61">Execution Time: 0.216 ms</text:span></text:p>
          </draw:text-box>
        </draw:frame>
        <draw:frame presentation:style-name="pr27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1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4" draw:text-style-name="P11" draw:layer="layout" svg:width="26.338cm" svg:height="6.851cm" svg:x="0.662cm" svg:y="3.5cm">
          <draw:text-box>
            <text:p><text:span text:style-name="T51">Há dois tipos de índices que podem ser usados para acelerar buscas </text:span><text:span text:style-name="T51">textuais: </text:span><text:span text:style-name="T53">GiST</text:span><text:span text:style-name="T51"> e </text:span><text:span text:style-name="T53">GIN</text:span><text:span text:style-name="T51">;</text:span></text:p>
            <text:p><text:span text:style-name="T51"/></text:p>
            <text:p><text:span text:style-name="T51">Não é obrigatório, mas seu uso beneficia o desempenho de buscas </text:span><text:span text:style-name="T51">textuais;</text:span></text:p>
            <text:p><text:span text:style-name="T51"/></text:p>
            <text:p><text:span text:style-name="T51">Esses tipos de índices são aplicados a colunas dos tipos tsvector ou </text:span><text:span text:style-name="T51">tsquery;</text:span></text:p>
            <text:p><text:span text:style-name="T51"/></text:p>
            <text:p><text:span text:style-name="T51">Há diferenças significantes entre os dois tipos de índices, então é </text:span><text:span text:style-name="T51">importante entender suas 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5" draw:text-style-name="P51" draw:layer="layout" svg:width="26.338cm" svg:height="8.433cm" svg:x="0.662cm" svg:y="3.5cm">
          <draw:text-box>
            <text:p text:style-name="P32"><text:span text:style-name="T22">CREATE INDEX nome_indice ON nome_tabela USING </text:span><text:span text:style-name="T22">gist(nome_coluna);</text:span></text:p>
            <text:p text:style-name="P42"><text:span text:style-name="T62"/></text:p>
            <text:p text:style-name="P42"><text:span text:style-name="T51">Cria um índice GiST (</text:span><text:span text:style-name="T30">Generalized Search Tree</text:span><text:span text:style-name="T51"> - Árvore de Busca </text:span><text:span text:style-name="T51">Generalizada)</text:span></text:p>
            <text:p text:style-name="P42"><text:span text:style-name="T51"/></text:p>
            <text:p text:style-name="P42"><text:span text:style-name="T22">CREATE INDEX nome_indice ON nome_tabela USING </text:span><text:span text:style-name="T22">gin(nome_coluna);</text:span></text:p>
            <text:p text:style-name="P42"><text:span text:style-name="T51"/></text:p>
            <text:p text:style-name="P42"><text:span text:style-name="T51">Cria um índice GIN (</text:span><text:span text:style-name="T30">Generalized Inverted Index</text:span><text:span text:style-name="T51"> - Índice Invertido </text:span><text:span text:style-name="T51">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6" draw:text-style-name="P35" draw:layer="layout" svg:width="26.5cm" svg:height="10.873cm" svg:x="0.5cm" svg:y="3.349cm">
          <draw:text-box>
            <text:p text:style-name="P5"><text:span text:style-name="T51">Um índice </text:span><text:span text:style-name="T22">GiST</text:span><text:span text:style-name="T51"> tem perdas, o que significa que o índice pode produzir </text:span><text:span text:style-name="T51">falsos positivos e é necessário checar a linha atual da tabela para eliminar </text:span><text:span text:style-name="T51">tais falsos positivos (O PostgreSQL faz isso automaticamente quando </text:span><text:span text:style-name="T51">necessário).</text:span></text:p>
            <text:p text:style-name="P5"><text:span text:style-name="T51"/></text:p>
            <text:p text:style-name="P5"><text:span text:style-name="T51">Índices </text:span><text:span text:style-name="T22">GiST</text:span><text:span text:style-name="T51"> têm perdas porque cada documento é representado no </text:span><text:span text:style-name="T51">índice por uma assinatura de largura fixa.</text:span></text:p>
            <text:p text:style-name="P5"><text:span text:style-name="T51"/></text:p>
            <text:p text:style-name="P5"><text:span text:style-name="T51">Perdas fazem com que haja uma degradação de performance devido a </text:span><text:span text:style-name="T51">buscas desnecessárias nos registros de uma tabela que se tornam falsos </text:span><text:span text:style-name="T51">positivos.</text:span></text:p>
            <text:p text:style-name="P5"><text:span text:style-name="T51"/></text:p>
            <text:p text:style-name="P42"><text:span text:style-name="T51">Como o acesso aleatório a registros da tabela é lento, isso limita a </text:span><text:span text:style-name="T51">utilidade de índices </text:span><text:span text:style-name="T22">GiST</text:span><text:span text:style-name="T51">. </text:span></text:p>
            <text:p text:style-name="P42"><text:span text:style-name="T51">A probabilidade de falsos positivos depende de vários fatores, em </text:span><text:span text:style-name="T51">particular o número de palavras únicas, então o </text:span><text:span text:style-name="T63">uso de dicionários</text:span><text:span text:style-name="T51"> para </text:span><text:span text:style-name="T51">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7" draw:text-style-name="P53" draw:layer="layout" svg:width="27cm" svg:height="9.651cm" svg:x="0.5cm" svg:y="3.349cm">
          <draw:text-box>
            <text:p text:style-name="P42"><text:span text:style-name="T51">Um índice </text:span><text:span text:style-name="T22">GIN</text:span><text:span text:style-name="T51"> não tem perdas para consultas padrão, mas sua </text:span><text:span text:style-name="T51">performance depende logaritmicamente do número de palavras únicas.</text:span></text:p>
            <text:p text:style-name="P42"><text:span text:style-name="T51">No entanto, índices </text:span><text:span text:style-name="T22">GIN</text:span><text:span text:style-name="T51"> armazenam apenas as palavras (lexemas) de </text:span><text:span text:style-name="T51">valores </text:span><text:span text:style-name="T30">tsvector</text:span><text:span text:style-name="T51">, e não o peso de suas labels. </text:span></text:p>
            <text:p text:style-name="P42"><text:span text:style-name="T51">Assim uma rechecagem de uma linha de uma tabela é necessária quando </text:span><text:span text:style-name="T51">usa uma consulta que envolve pesos.</text:span></text:p>
          </draw:text-box>
        </draw:frame>
        <draw:frame draw:style-name="gr7" draw:text-style-name="P11" draw:layer="layout" svg:width="5.62cm" svg:height="0.963cm" svg:x="0.88cm" svg:y="10.738cm">
          <draw:text-box>
            <text:p><text:span text:style-name="T11">Criação do índice:</text:span></text:p>
          </draw:text-box>
        </draw:frame>
        <draw:frame draw:style-name="gr24" draw:text-style-name="P17" draw:layer="layout" svg:width="25cm" svg:height="0.971cm" svg:x="1cm" svg:y="11.938cm">
          <draw:text-box>
            <text:p><text:span text:style-name="T14">CREATE INDEX idx_text_vector ON tb_post USING GIN </text:span><text:span text:style-name="T14">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5" draw:text-style-name="P54" draw:layer="layout" svg:width="26.199cm" svg:height="5.425cm" svg:x="0.602cm" svg:y="3.476cm" presentation:class="outline" presentation:user-transformed="true">
          <draw:text-box>
            <text:p><text:span text:style-name="T51">Buscas </text:span><text:span text:style-name="T22">GIN</text:span><text:span text:style-name="T51"> são cerca de 3 (três) vezes mais rápidas do que </text:span><text:span text:style-name="T22">GiST</text:span><text:span text:style-name="T51">;</text:span></text:p>
            <text:p text:style-name="P5"><text:span text:style-name="T51">Índices </text:span><text:span text:style-name="T32">GIN</text:span><text:span text:style-name="T51"> levam um tempo 3 (três) vezes maior para serem construídos do que </text:span><text:span text:style-name="T22">GiST</text:span><text:span text:style-name="T51">;</text:span></text:p>
            <text:p text:style-name="P5"><text:span text:style-name="T51">Índices </text:span><text:span text:style-name="T22">GIN</text:span><text:span text:style-name="T51"> são moderadamente mais lentos para atualizar do que os índices </text:span><text:span text:style-name="T22">GiST</text:span><text:span text:style-name="T51">, mas cerca de 10 (dez) vezes mais lento se o suporte a </text:span><text:span text:style-name="T30">fast-update</text:span><text:span text:style-name="T51"> for desabilitado;</text:span></text:p>
            <text:p text:style-name="P5"><text:span text:style-name="T22">GIN</text:span><text:span text:style-name="T51"> são de 2 (duas) a 3 (três) vezes maiores do que índices </text:span><text:span text:style-name="T22">GiST</text:span><text:span text:style-name="T51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7" draw:text-style-name="P55" draw:layer="layout" svg:width="26.199cm" svg:height="13.67cm" svg:x="0.602cm" svg:y="3.476cm" presentation:class="outline" presentation:user-transformed="true">
          <draw:text-box>
            <text:p text:style-name="P9"><text:span text:style-name="T51">Índices </text:span><text:span text:style-name="T22">GIN</text:span><text:span text:style-name="T51"> são melhores para dados estáticos porque as buscas são mais rápidas.</text:span></text:p>
            <text:p text:style-name="P9"><text:span text:style-name="T51">Para dados dinâmicos, os índices </text:span><text:span text:style-name="T22">GiST</text:span><text:span text:style-name="T51"> são mais rápidos para serem atualizados. Especificamente, índices </text:span><text:span text:style-name="T22">GiST</text:span><text:span text:style-name="T51"> são muito bons para dados dinâmicos e rápidos se palavras únicas (lexemas) forem abaixo de 100.000 (cem mil), enquanto os índices </text:span><text:span text:style-name="T22">GIN</text:span><text:span text:style-name="T51"> lidarão melhor quando for acima disso, porém mais lentos para se atualizarem.</text:span></text:p>
            <text:p text:style-name="P9"><text:span text:style-name="T29">Vale lembrar que o tempo de construção de um índice </text:span><text:span text:style-name="T23">GIN</text:span><text:span text:style-name="T29"> <text:s/>pode frequentemente ser melhorado aumentando o parâmetro </text:span><text:span text:style-name="T23">maintenance_work_mem</text:span><text:span text:style-name="T29">, porém isso não tem efeito para um índice </text:span><text:span text:style-name="T23">GiST</text:span><text:span text:style-name="T29">;</text:span></text:p>
            <text:p text:style-name="P9"><text:span text:style-name="T29">Particionamento de grandes coleções e o uso próprio de índices </text:span><text:span text:style-name="T23">GiST</text:span><text:span text:style-name="T29"> e </text:span><text:span text:style-name="T23">GIN</text:span><text:span text:style-name="T29"> permite a implementação de buscas muito mais rápidas com atualização </text:span><text:span text:style-name="T30">online</text:span><text:span text:style-name="T29">;</text:span></text:p>
            <text:p text:style-name="P9"><text:span text:style-name="T29">Particionamento pode ser feito no nível da base de dados usando herança de tabelas, ou pela distribuição de documentos sobre servidores e coletando resultados de buscas usando o módulo </text:span><text:span text:style-name="T23">dblink</text:span><text:span text:style-name="T29">. Sendo que esse último é possível por uso de funções de </text:span><text:span text:style-name="T30">ranking</text:span><text:span text:style-name="T29"> em informações locais apenas.</text:span></text:p>
            <text:p text:style-name="P9"><text:span text:style-name="T5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5" draw:layer="layout" svg:width="26.494cm" svg:height="11.416cm" svg:x="0.506cm" svg:y="3.5cm">
          <draw:text-box>
            <text:p text:style-name="P5"><text:span text:style-name="T29">Classificar resultados é tentar medir o quanto um documento é relevante </text:span><text:span text:style-name="T29">para uma consulta em particular, de modo que quando houver muitos </text:span><text:span text:style-name="T29">"casamentos" (</text:span><text:span text:style-name="T30">matches</text:span><text:span text:style-name="T29">), os mais relevantes são exibidos primeiro.</text:span></text:p>
            <text:p text:style-name="P5"><text:span text:style-name="T29"/></text:p>
            <text:p text:style-name="P5"><text:span text:style-name="T29">Há duas funções pré definidas de classificação, que leva em conta </text:span><text:span text:style-name="T29">léxicos, proximidade e estrutura da informação, que é, considerar o quão </text:span><text:span text:style-name="T29">frequentes os termos de uma consulta aparecem em um documento, </text:span><text:span text:style-name="T29">como estão próximos os termos, o quão importante é a parte do </text:span><text:span text:style-name="T29">documento que ocorre.</text:span></text:p>
            <text:p text:style-name="P5"><text:span text:style-name="T29"/></text:p>
            <text:p text:style-name="P42"><text:span text:style-name="T29">Porém, o conceito de relevância é vago e varia especificamente para uma </text:span><text:span text:style-name="T29">aplicação. Aplicações diferentes podem pedir informações adicionais para </text:span><text:span text:style-name="T29">classificação, e.g.; data de modificação do documento. </text:span></text:p>
            <text:p text:style-name="P42"><text:span text:style-name="T29">As funções </text:span><text:span text:style-name="T30">bult-in</text:span><text:span text:style-name="T29"> de classificação são apenas exemplos. Pode-se </text:span><text:span text:style-name="T29">escrever funções próprias e / ou combinar seus resultados com fatores </text:span><text:span text:style-name="T29">adicionais 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0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9">As duas funções de classificação disponíveis atualmente são:</text:span></text:p>
              </text:list-header>
              <text:list-item>
                <text:p text:style-name="P5"><text:span text:style-name="T64">ts_rank</text:span></text:p>
                <text:p text:style-name="P5"><text:span text:style-name="T29">Classifica os vetores baseados na frequência da combinação de seus lexemas.</text:span></text:p>
              </text:list-item>
              <text:list-item>
                <text:p text:style-name="P9"><text:span text:style-name="T64">ts_rank_cd</text:span></text:p>
                <text:p text:style-name="P9"><text:span text:style-name="T29">Computa a classificação para densidade de correlacionamento* (entre palavras) para um dado vetor de documento ou consulta.</text:span></text:p>
                <text:p text:style-name="P9"><text:span text:style-name="T29">Esta função requer informação posicional em sua entrada, portanto não funcionará valores </text:span><text:span text:style-name="T23">tsvector</text:span><text:span text:style-name="T29"> "</text:span><text:span text:style-name="T30">stripped</text:span><text:span text:style-name="T29">"**.</text:span></text:p>
                <text:p text:style-name="P9"><text:span text:style-name="T29"/></text:p>
                <text:p text:style-name="P9"><text:span text:style-name="T29">*</text:span><text:span text:style-name="T30">Cover density ranking</text:span><text:span text:style-name="T29">.</text:span><text:span text:style-name="T29"><text:tab/></text:span></text:p>
                <text:p text:style-name="P9"><text:span text:style-name="T29">**Submetidos à função </text:span><text:span text:style-name="T23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5" draw:layer="layout" svg:width="25cm" svg:height="6.052cm" svg:x="1cm" svg:y="4cm">
          <draw:text-box>
            <text:p text:style-name="P5"><text:span text:style-name="T29">Para ambas funções, os argumentos de pesos (</text:span><text:span text:style-name="T30">weights</text:span><text:span text:style-name="T29">) oferecem a </text:span><text:span text:style-name="T29">habilidade de fazer com que as buscas sejam feitas com pesos </text:span><text:span text:style-name="T29">especificados.</text:span></text:p>
            <text:p text:style-name="P5"><text:span text:style-name="T29"/></text:p>
            <text:p text:style-name="P5"><text:span text:style-name="T29">A ordem crescente dos pesos é </text:span><text:span text:style-name="T30">D</text:span><text:span text:style-name="T29">, </text:span><text:span text:style-name="T65">C</text:span><text:span text:style-name="T29">, </text:span><text:span text:style-name="T30">B</text:span><text:span text:style-name="T29">, </text:span><text:span text:style-name="T30">A</text:span><text:span text:style-name="T29">.</text:span></text:p>
            <text:p text:style-name="P5"><text:span text:style-name="T29"/></text:p>
            <text:p text:style-name="P5"><text:span text:style-name="T29">Existe uma função que define o peso de entrada de lexemas: a função </text:span><text:span text:style-name="T23">setweight</text:span><text:span text:style-name="T30">.</text:span></text:p>
            <text:p text:style-name="P5"><text:span text:style-name="T30"/></text:p>
            <text:p text:style-name="P5"><text:span text:style-name="T29">Não é possível combinar </text:span><text:span text:style-name="T23">tsvector_update_trigger</text:span><text:span text:style-name="T29"> com </text:span><text:span text:style-name="T23">setweight</text:span><text:span text:style-name="T3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3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9">Para processar colunas diferentemente, por exemplo, atribuir pesos diferentes para </text:span><text:span text:style-name="T23">título</text:span><text:span text:style-name="T29">, </text:span><text:span text:style-name="T23">tags</text:span><text:span text:style-name="T29"> e </text:span><text:span text:style-name="T23">text_</text:span><text:span text:style-name="T29">, é necessário escrever uma função customizada:</text:span></text:p>
          </draw:text-box>
        </draw:frame>
        <draw:frame draw:style-name="gr70" draw:text-style-name="P56" draw:layer="layout" svg:width="24.5cm" svg:height="11.099cm" svg:x="1.501cm" svg:y="6.401cm">
          <draw:text-box>
            <text:p><text:span text:style-name="T66">CREATE OR REPLACE FUNCTION fc_setweight_tb_post(</text:span></text:p>
            <text:p><text:span text:style-name="T66"><text:s text:c="4"/></text:span><text:span text:style-name="T66">title text,</text:span></text:p>
            <text:p><text:span text:style-name="T66"><text:s text:c="4"/></text:span><text:span text:style-name="T66">text_ text,</text:span></text:p>
            <text:p><text:span text:style-name="T66"><text:s text:c="4"/></text:span><text:span text:style-name="T66">tags text</text:span></text:p>
            <text:p><text:span text:style-name="T66">)</text:span></text:p>
            <text:p><text:span text:style-name="T66">RETURNS tsvector</text:span></text:p>
            <text:p><text:span text:style-name="T66">IMMUTABLE AS</text:span></text:p>
            <text:p><text:span text:style-name="T66">$body$</text:span></text:p>
            <text:p><text:span text:style-name="T66">BEGIN</text:span></text:p>
            <text:p><text:span text:style-name="T66"/></text:p>
            <text:p><text:span text:style-name="T66">RETURN</text:span></text:p>
            <text:p><text:span text:style-name="T66"><text:s text:c="4"/></text:span><text:span text:style-name="T66">setweight(to_tsvector('portuguese', coalesce(title,'')),'A') </text:span><text:span text:style-name="T66">||</text:span></text:p>
            <text:p><text:span text:style-name="T66"><text:s text:c="4"/></text:span><text:span text:style-name="T66">setweight(to_tsvector('portuguese', coalesce(tags,'')),'B') ||</text:span></text:p>
            <text:p><text:span text:style-name="T66"><text:s text:c="4"/></text:span><text:span text:style-name="T66">setweight(to_tsvector('portuguese', coalesce(text_,'')),'C');</text:span></text:p>
            <text:p><text:span text:style-name="T66"/></text:p>
            <text:p><text:span text:style-name="T66">END;</text:span></text:p>
            <text:p><text:span text:style-name="T66">$body$</text:span></text:p>
            <text:p><text:span text:style-name="T66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5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9">É necessário recriar o campo </text:span><text:span text:style-name="T30">tsvector</text:span><text:span text:style-name="T29">:</text:span></text:p>
          </draw:text-box>
        </draw:frame>
        <draw:frame draw:style-name="gr59" draw:text-style-name="P57" draw:layer="layout" svg:width="25.499cm" svg:height="8.171cm" svg:x="1.501cm" svg:y="6.401cm">
          <draw:text-box>
            <text:p><text:span text:style-name="T67">-- Dropping the column</text:span></text:p>
            <text:p><text:span text:style-name="T68">ALTER TABLE tb_post DROP COLUMN text_vector;</text:span></text:p>
            <text:p><text:span text:style-name="T68"><text:s text:c="7"/></text:span></text:p>
            <text:p><text:span text:style-name="T68"><text:s text:c="8"/></text:span></text:p>
            <text:p><text:span text:style-name="T67">-- Recreating the column as auto generated</text:span></text:p>
            <text:p><text:span text:style-name="T68">ALTER TABLE tb_post</text:span></text:p>
            <text:p><text:span text:style-name="T68"><text:s text:c="4"/></text:span><text:span text:style-name="T68">ADD COLUMN text_vector tsvector </text:span></text:p>
            <text:p><text:span text:style-name="T68"><text:s text:c="4"/></text:span><text:span text:style-name="T68">GENERATED ALWAYS AS (</text:span></text:p>
            <text:p><text:span text:style-name="T68"><text:s text:c="8"/></text:span><text:span text:style-name="T68">fc_setweight_tb_post(title, text_, tags))</text:span></text:p>
            <text:p><text:span text:style-name="T68"><text:s text:c="8"/></text:span><text:span text:style-name="T68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9">Inserir um novo registro:</text:span></text:p>
          </draw:text-box>
        </draw:frame>
        <draw:frame draw:style-name="gr71" draw:text-style-name="P58" draw:layer="layout" svg:width="26.999cm" svg:height="3.446cm" svg:x="0.501cm" svg:y="5.301cm">
          <draw:text-box>
            <text:p><text:span text:style-name="T69">INSERT INTO tb_post (title, text_, tags) VALUES (</text:span></text:p>
            <text:p><text:span text:style-name="T69"><text:s text:c="4"/></text:span><text:span text:style-name="T69">'Cidade de São Paulo',</text:span></text:p>
            <text:p><text:span text:style-name="T69"><text:s text:c="4"/></text:span><text:span text:style-name="T69">'A cidade de São Paulo é a capital do Estado de mesmo nome </text:span><text:span text:style-name="T69">e também a'</text:span></text:p>
            <text:p><text:span text:style-name="T69"><text:s text:c="4"/></text:span><text:span text:style-name="T69">||'mais populosa do Brasil.',</text:span></text:p>
            <text:p><text:span text:style-name="T69"><text:s text:c="4"/></text:span><text:span text:style-name="T69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9">Junto aos lexemas, além das posições, há os pesos:</text:span></text:p>
          </draw:text-box>
        </draw:frame>
        <draw:frame draw:style-name="gr57" draw:text-style-name="P11" draw:layer="layout" svg:width="27.176cm" svg:height="11.051cm" svg:x="0.501cm" svg:y="5.301cm">
          <draw:text-box>
            <text:p><text:span text:style-name="T70">SELECT</text:span></text:p>
            <text:p><text:span text:style-name="T70"><text:s text:c="4"/></text:span><text:span text:style-name="T70">text_vector</text:span></text:p>
            <text:p><text:span text:style-name="T70">FROM tb_post </text:span></text:p>
            <text:p><text:span text:style-name="T70">WHERE text_vector @@ to_tsquery('portuguese', 'sp');</text:span></text:p>
            <text:p><text:span text:style-name="T70"/></text:p>
            <text:p><text:span text:style-name="T70"><text:s text:c="56"/></text:span><text:span text:style-name="T70"><text:s text:c="15"/></text:span><text:span text:style-name="T71"><text:s text:c="2"/></text:span><text:span text:style-name="T71">text_vector <text:s text:c="27"/></text:span><text:span text:style-name="T71"><text:s text:c="45"/></text:span></text:p>
            <text:p><text:span text:style-name="T71">-------------------------------------------------------</text:span><text:span text:style-name="T71">-------------------------------------------------------</text:span><text:span text:style-name="T71">-----------------------------------------------</text:span></text:p>
            <text:p><text:span text:style-name="T71"><text:s/></text:span><text:span text:style-name="T71">'brasil':29C 'caos':7B 'capital':17C 'cidad':1A,11C </text:span><text:span text:style-name="T71">'estad':19C 'metrópol':5B 'nom':22C 'paul':4A,14C </text:span><text:span text:style-name="T71">'popul':27C 'sp':6B 'trânsit':8B 'violênc':9B 'é':15C</text:span></text:p>
            <text:p><text:span text:style-name="T7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50" draw:text-style-name="P6" draw:layer="layout" svg:width="26.5cm" svg:height="9.5cm" svg:x="1cm" svg:y="4cm" presentation:class="outline" presentation:user-transformed="true">
          <draw:text-box>
            <text:p text:style-name="P5"><text:span text:style-name="T73">Função ts_headline</text:span></text:p>
            <text:p text:style-name="P5"><text:span text:style-name="T29">Apresenta o(s) resultado (s) da busca, de modo a exibir a parte de cada documento como está relacionada com a consulta.</text:span></text:p>
            <text:p text:style-name="P5"><text:span text:style-name="T29"/></text:p>
            <text:p text:style-name="P5"><text:span text:style-name="T29">É muito comum, por exemplo, search engines mostrarem fragmentos do documento com os termos de consulta marcados.</text:span></text:p>
            <text:p text:style-name="P5"><text:span text:style-name="T29"/></text:p>
            <text:p text:style-name="P5"><text:span text:style-name="T73">Sintaxe</text:span><text:span text:style-name="T29">:</text:span></text:p>
            <text:p text:style-name="P5"><text:span text:style-name="T74">ts_headline([ config regconfig, ] document text, query tsquery [, options text ]) returns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70">SELECT</text:span></text:p>
            <text:p><text:span text:style-name="T70"><text:s text:c="4"/></text:span><text:span text:style-name="T70">ts_headline(</text:span></text:p>
            <text:p><text:span text:style-name="T70"><text:s text:c="8"/></text:span><text:span text:style-name="T70">'portuguese',</text:span></text:p>
            <text:p><text:span text:style-name="T70"><text:s text:c="8"/></text:span><text:span text:style-name="T70">text_,</text:span></text:p>
            <text:p><text:span text:style-name="T70"><text:s text:c="8"/></text:span><text:span text:style-name="T70">to_tsquery('portuguese', 'fruta'),</text:span></text:p>
            <text:p><text:span text:style-name="T70"><text:s text:c="8"/></text:span><text:span text:style-name="T70">'StartSel = &lt;b&gt;, StopSel =&lt;/b&gt;')</text:span></text:p>
            <text:p><text:span text:style-name="T70">FROM tb_post</text:span></text:p>
            <text:p><text:span text:style-name="T70">WHERE text_vector @@ to_tsquery('portuguese', </text:span><text:span text:style-name="T70">'laranja');</text:span></text:p>
            <text:p><text:span text:style-name="T70"/></text:p>
            <text:p><text:span text:style-name="T75"><text:s text:c="55"/></text:span><text:span text:style-name="T75">ts_headline <text:s text:c="22"/></text:span><text:span text:style-name="T75"><text:s text:c="32"/></text:span></text:p>
            <text:p><text:span text:style-name="T75">----------------------------------------------------------------------------------------</text:span><text:span text:style-name="T75">---------------------------------</text:span></text:p>
            <text:p><text:span text:style-name="T75"><text:s/></text:span><text:span text:style-name="T75">&lt;b&gt;fruto&lt;/b&gt; produzido pela laranjeira (Citrus × sinensis), uma árvore da família </text:span><text:span text:style-name="T75">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</text:span><text:span text:style-name="T11">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5" draw:layer="layout" svg:width="27cm" svg:height="12.528cm" svg:x="0.5cm" svg:y="3.715cm">
          <draw:text-box>
            <text:p text:style-name="P5"><text:span text:style-name="T4">Dicionários são usados para eliminar palavras que não devem ser </text:span><text:span text:style-name="T4">consideradas em uma busca (palavras de parada / </text:span><text:span text:style-name="T60">stop words</text:span><text:span text:style-name="T4">) e </text:span><text:span text:style-name="T4">normalizar 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60">stop words</text:span><text:span text:style-name="T76">,</text:span><text:span text:style-name="T4"> reduzem o tamanho da representação do </text:span><text:span text:style-name="T60">tsvector</text:span><text:span text:style-name="T76"> de</text:span><text:span text:style-name="T4"> um </text:span><text:span text:style-name="T4">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</text:span><text:span text:style-name="T4">depende da semântica da aplicação.</text:span></text:p>
            <text:p text:style-name="P5"><text:span text:style-name="T4"/></text:p>
            <text:p text:style-name="P42"><text:span text:style-name="T4">Um dicionário aceita um </text:span><text:span text:style-name="T60">token</text:span><text:span text:style-name="T4"> como entrada e retorna:</text:span></text:p>
            <text:list text:style-name="L1">
              <text:list-item>
                <text:p text:style-name="P42"><text:span text:style-name="T4">Um vetor de lexemas se a entrada é conhecida para o dicionário;</text:span></text:p>
              </text:list-item>
              <text:list-item>
                <text:p text:style-name="P42"><text:span text:style-name="T4">Um vetor vazio se o dicionário conhece o token, mas ele é uma palavra </text:span><text:span text:style-name="T4">de parada;</text:span></text:p>
              </text:list-item>
              <text:list-item>
                <text:p text:style-name="P42"><text:span text:style-name="T32">NULL</text:span><text:span text:style-name="T4"> se o dicionário não reconhece o token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exemplo: </text:span><text:span text:style-name="T60">red</text:span><text:span text:style-name="T4">, </text:span><text:span text:style-name="T60">green</text:span><text:span text:style-name="T4">, </text:span><text:span text:style-name="T60">blue</text:span><text:span text:style-name="T4">, </text:span><text:span text:style-name="T60">magenta</text:span><text:span text:style-name="T4"> -&gt; </text:span><text:span text:style-name="T32">FF0000</text:span><text:span text:style-name="T4">, </text:span><text:span text:style-name="T32">00FF00</text:span><text:span text:style-name="T4">, </text:span><text:span text:style-name="T32">0000FF</text:span><text:span text:style-name="T4">, </text:span><text:span text:style-name="T32">FF00FF.</text:span></text:p>
              </text:list-item>
              <text:list-item>
                <text:p text:style-name="P9"><text:span text:style-name="T4">Se indexar números, podemos remover alguns dígitos fracionais para reduzir a faixa de possíveis números, por exemplo: </text:span></text:p>
                <text:p text:style-name="P9"><text:span text:style-name="T32">3.14159265359</text:span><text:span text:style-name="T4">, </text:span><text:span text:style-name="T32">3.1415926</text:span><text:span text:style-name="T4">, </text:span><text:span text:style-name="T32">3.14</text:span><text:span text:style-name="T4"> serão os mesmos após normalização se 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7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60">templates</text:span><text:span text:style-name="T4"> predefinidos que podem ser usados para criar novos dicionários com parâmetros customizados.</text:span></text:p>
            <text:p text:style-name="P9"><text:span text:style-name="T4">A regra geral para configurar uma lista de dicionários é alocar primeiramente o mais restrito, mais específico, então os mais gerais depois, fechando com o dicionário mais geral, como um Snowball stemmer ou simples, que reconhecem tudo.</text:span></text:p>
            <text:p text:style-name="P9"><text:span text:style-name="T4">Cabe ao dicionário específico como tratar </text:span><text:span text:style-name="T60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5" draw:layer="layout" svg:width="27cm" svg:height="3.806cm" svg:x="0.5cm" svg:y="3.5cm">
          <draw:text-box>
            <text:p text:style-name="P5"><text:span text:style-name="T11">Por exemplo, os dicionários Ispell primeiro normalizam palavras e depois </text:span><text:span text:style-name="T11">buscam na lista de palavras de parada, enquanto stemmers Snowball </text:span><text:span text:style-name="T11">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</text:span><text:span text:style-name="T11">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</text:span><text:span text:style-name="T11">psql:</text:span></text:p>
          </draw:text-box>
        </draw:frame>
        <draw:frame draw:style-name="gr24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60" draw:text-style-name="P6" draw:layer="layout" svg:width="26cm" svg:height="9.021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arquivos de </text:span><text:span text:style-name="T60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quando for usado pela primeira vez dentro da sessão.</text:span></text:p>
            <text:p text:style-name="P5"><text:span text:style-name="T4">Se o arquivo de configuração for modificado e quer forçar as sessões existentes a utilizar seu novo conteúdo, faça:</text:span></text:p>
            <text:p text:style-name="P5"><text:span text:style-name="T32">ALTER TEXT SEARCH DICTIONARY dicionário ...</text:span></text:p>
            <text:p text:style-name="P5"><text:span text:style-name="T4">Uma solução "dummy" que não mude nenhum valor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6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2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60">template</text:span><text:span text:style-name="T4"> de dicionário simples converte cada </text:span><text:span text:style-name="T60">token</text:span><text:span text:style-name="T4"> de entrada em caixa baixa (letras minúsculas) e faz a checagem em um arquivo de palavras de parada.</text:span></text:p>
            <text:p text:style-name="P5"><text:span text:style-name="T4">Se esse </text:span><text:span text:style-name="T60">token</text:span><text:span text:style-name="T4"> for achado no arquivo, será retornado um vetor vazio, causando o descarte do token.</text:span></text:p>
            <text:p text:style-name="P5"><text:span text:style-name="T4">Se o token não estiver nessa "lista negra", a forma em letras minúsculas é retornada como um lexema normalizado.</text:span></text:p>
          </draw:text-box>
        </draw:frame>
        <draw:frame draw:style-name="gr31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4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</text:span><text:span text:style-name="T11">português:</text:span></text:p>
          </draw:text-box>
        </draw:frame>
        <draw:frame draw:style-name="gr41" draw:text-style-name="P59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7"/></text:p>
            <text:p><text:span text:style-name="T78">foi</text:span></text:p>
          </draw:text-box>
        </draw:frame>
        <draw:frame draw:style-name="gr39" draw:text-style-name="P60" draw:layer="layout" svg:width="20.118cm" svg:height="3.851cm" svg:x="1.083cm" svg:y="11.2cm">
          <draw:text-box>
            <text:p><text:span text:style-name="T70">SELECT ts_lexize('public.dic_simple', 'foi');</text:span></text:p>
            <text:p><text:span text:style-name="T72"/></text:p>
            <text:p><text:span text:style-name="T79"><text:s/></text:span><text:span text:style-name="T79">ts_lexize </text:span></text:p>
            <text:p><text:span text:style-name="T79">-----------</text:span></text:p>
            <text:p><text:span text:style-name="T79"><text:s/></text:span><text:span text:style-name="T79">{}</text:span></text:p>
          </draw:text-box>
        </draw:frame>
        <draw:frame draw:style-name="gr39" draw:text-style-name="P60" draw:layer="layout" svg:width="20.118cm" svg:height="3.851cm" svg:x="1.083cm" svg:y="15.8cm">
          <draw:text-box>
            <text:p><text:span text:style-name="T70">SELECT ts_lexize('public.dic_simple', 'SiM');</text:span></text:p>
            <text:p><text:span text:style-name="T72"/></text:p>
            <text:p><text:span text:style-name="T79"><text:s text:c="2"/></text:span><text:span text:style-name="T79">ts_lexize </text:span></text:p>
            <text:p><text:span text:style-name="T79">-----------</text:span></text:p>
            <text:p><text:span text:style-name="T79"><text:s/></text:span><text:span text:style-name="T79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9" draw:text-style-name="P59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6"/></text:p>
            <text:p><text:span text:style-name="T80"><text:s text:c="3"/></text:span><text:span text:style-name="T80">alias <text:s text:c="2"/>| <text:s text:c="2"/>description <text:s text:c="2"/>| token | <text:s text:c="2"/>dictionaries <text:s text:c="3"/>| <text:s text:c="2"/>dictionary <text:s text:c="3"/>| </text:span><text:span text:style-name="T80">lexemes </text:span></text:p>
            <text:p><text:span text:style-name="T80">-----------+-----------------+-------+-------------------+-----------------</text:span><text:span text:style-name="T80">+---------</text:span></text:p>
            <text:p><text:span text:style-name="T80"><text:s/></text:span><text:span text:style-name="T80">asciiword | Word, all ASCII | Paris | {portuguese_stem} | portuguese_stem | {par}</text:span></text:p>
          </draw:text-box>
        </draw:frame>
        <draw:frame draw:style-name="gr38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4" draw:text-style-name="P59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</text:span><text:span text:style-name="T11">português:</text:span></text:p>
          </draw:text-box>
        </draw:frame>
        <draw:frame draw:style-name="gr41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7" draw:text-style-name="P61" draw:layer="layout" svg:width="26.5cm" svg:height="1.5cm" svg:x="1cm" svg:y="3.5cm" presentation:class="outline" presentation:user-transformed="true">
          <draw:text-box>
            <text:p text:style-name="P5"><text:span text:style-name="T76">Novamente com a função </text:span><text:span text:style-name="T81">ts_debug</text:span><text:span text:style-name="T76">, mas agora o teste já conta com o dicionário de 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7">SELECT * FROM ts_debug('portuguese', 'Paris');</text:span></text:p>
            <text:p><text:span text:style-name="T82"/></text:p>
            <text:p><text:span text:style-name="T83"><text:s text:c="3"/></text:span><text:span text:style-name="T83">alias <text:s text:c="2"/>| <text:s text:c="2"/>description <text:s text:c="2"/>| token | <text:s text:c="9"/>dictionaries <text:s text:c="10"/>| <text:s/></text:span><text:span text:style-name="T83">dictionary <text:s text:c="2"/>| lexemes </text:span></text:p>
            <text:p><text:span text:style-name="T83">-----------+-----------------+-------+---------------------------------</text:span><text:span text:style-name="T83">+---------------+---------</text:span></text:p>
            <text:p><text:span text:style-name="T83"><text:s/></text:span><text:span text:style-name="T83">asciiword | Word, all ASCII | Paris | {dic_sinonimos,portuguese_stem} | </text:span><text:span text:style-name="T83">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9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6">Um dicionário Thesaurus (às vezes abreviado como TZ) é uma coleção de palavras que incluem informação sobre a relação entre palavras e frases, por exemplo: termos mais amplos (</text:span><text:span text:style-name="T60">broader terms</text:span><text:span text:style-name="T76">: BT), termos mais restritos (</text:span><text:span text:style-name="T60">narrower terms</text:span><text:span text:style-name="T76">: NT), termos preferidos, termos não preferidos, termos relacionados, etc.</text:span></text:p>
            <text:p text:style-name="P5"><text:span text:style-name="T76">Basicamente substitui todos termos não preferidos por um termo preferido e 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7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1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6">Na implementação atual do PostgreSQL do dicionário Thesaurus é uma extensão do dicionário de sinônimos com suporte a frase adicionado.</text:span></text:p>
            <text:p text:style-name="P5"><text:span text:style-name="T76"/></text:p>
            <text:p text:style-name="P5"><text:span text:style-name="T76">Esse tipo de dicionário requer um arquivo de configuração no seguinte formato:</text:span></text:p>
            <text:p text:style-name="P5"><text:span text:style-name="T76"/></text:p>
            <text:p text:style-name="P62"><text:span text:style-name="T81"># comentário</text:span></text:p>
            <text:p text:style-name="P62"><text:span text:style-name="T81">palavra(s) de exemplo : palavra(s) indexada(s)</text:span></text:p>
            <text:p text:style-name="P62"><text:span text:style-name="T81">mais palavra(s) de exemplo : mais palavra(s) indexada(s)</text:span></text:p>
            <text:p text:style-name="P62"><text:span text:style-name="T81">…</text:span></text:p>
            <text:p text:style-name="P62"><text:span text:style-name="T81"/></text:p>
            <text:p text:style-name="P62"><text:span text:style-name="T48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3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6">Um dicionário Thesaurus usa um subdicionário (que é especificado na configuração de dicionário) para normalizar o texto de entrada antes de checar por frases que combinem.</text:span></text:p>
            <text:p text:style-name="P5"><text:span text:style-name="T76">É possível selecionar apenas um subdicionário.</text:span></text:p>
            <text:p text:style-name="P5"><text:span text:style-name="T76">Um erro é reportado se o subdicionário falha para reconhecer uma palavra. Nesse caso, deve-se remover o uso da palavra ou ensinar o dicionário sobre ela.</text:span></text:p>
            <text:p text:style-name="P5"><text:span text:style-name="T76">Pode-se colocar um "</text:span><text:span text:style-name="T81">*</text:span><text:span text:style-name="T76">" no começo de uma palavra indexada para pular a aplicação do subdicionário para ela, mas todas palavras de exemplo devem ser conhecidas para o 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5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6">O dicionário Thesaurus escolhe a combinação mais longa se há múltiplas frases combinando com a entrada, e os laços são quebrados usando a última definição.</text:span></text:p>
            <text:p text:style-name="P5"><text:span text:style-name="T60">Stop words</text:span><text:span text:style-name="T76"> específicas reconhecidas pelo subdicionário devem ser precedidas com “</text:span><text:span text:style-name="T81">?</text:span><text:span text:style-name="T76">”.</text:span></text:p>
          </draw:text-box>
        </draw:frame>
        <draw:custom-shape draw:style-name="gr80" draw:text-style-name="P65" draw:layer="layout" svg:width="23cm" svg:height="4.5cm" svg:x="1.801cm" svg:y="11.401cm">
          <text:p text:style-name="P63"><text:span text:style-name="T9">** Atenção **</text:span></text:p>
          <text:p text:style-name="P63"><text:span text:style-name="T11"/></text:p>
          <text:p text:style-name="P64"><text:span text:style-name="T11">Dicionários do tipo </text:span><text:span text:style-name="T35">thesaurus</text:span><text:span text:style-name="T11"> são </text:span><text:span text:style-name="T11">usados durante </text:span><text:span text:style-name="T11">indexação, então </text:span><text:span text:style-name="T11">qualquer mudança </text:span><text:span text:style-name="T11">em seus parâmetros </text:span><text:span text:style-name="T11">requer reindexação, </text:span><text:span text:style-name="T11">diferentemente de </text:span><text:span text:style-name="T11">outros tipos de </text:span><text:span text:style-name="T11">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7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6" draw:layer="layout" svg:width="26.5cm" svg:height="4.664cm" svg:x="0.5cm" svg:y="4.8cm">
          <draw:text-box>
            <text:p text:style-name="P16"><text:span text:style-name="T84">Para definir um novo dicionário T</text:span><text:span text:style-name="T31">hesaurus</text:span><text:span text:style-name="T84">, use o modelo (</text:span><text:span text:style-name="T85">template</text:span><text:span text:style-name="T31">) </text:span><text:span text:style-name="T86">T</text:span><text:span text:style-name="T87">hesaurus</text:span><text:span text:style-name="T86">, por exemplo:</text:span></text:p>
            <text:p text:style-name="P16"><text:span text:style-name="T86"/></text:p>
            <text:p text:style-name="P40"><text:span text:style-name="T37"># cp $SHAREDIR/tsearch_data/thesaurus_sample.ths \</text:span></text:p>
            <text:p text:style-name="P40"><text:span text:style-name="T37"><text:s text:c="4"/></text:span><text:span text:style-name="T37">$SHAREDIR/tsearch_data/pt_br_tz.ths</text:span></text:p>
          </draw:text-box>
        </draw:frame>
        <draw:frame draw:style-name="gr82" draw:text-style-name="P66" draw:layer="layout" svg:width="26.5cm" svg:height="5.499cm" svg:x="0.5cm" svg:y="11.101cm">
          <draw:text-box>
            <text:p text:style-name="P16"><text:span text:style-name="T86">Adiconar linhas de regras ao arquivo:</text:span></text:p>
            <text:p text:style-name="P16"><text:span text:style-name="T86"/></text:p>
            <text:p><text:span text:style-name="T37"># cat &lt;&lt; EOF &gt;&gt; $SHAREDIR/tsearch_data/pt_br_tz.ths</text:span></text:p>
            <text:p><text:span text:style-name="T37">cidade luz : *Paris cidade luz <text:s/></text:span></text:p>
            <text:p><text:span text:style-name="T37">jogar bola : futebol</text:span></text:p>
            <text:p><text:span text:style-name="T37">pasta ? dente : *dentifrício</text:span></text:p>
            <text:p><text:span text:style-name="T37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9" draw:text-style-name="P37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2">pt_br_tz</text:span><text:span text:style-name="T5"> para os tipos de </text:span><text:span text:style-name="T16">tokens</text:span><text:span text:style-name="T5"> desejados em uma configuração, por exemplo:</text:span></text:p>
          </draw:text-box>
        </draw:frame>
        <draw:frame draw:style-name="gr29" draw:text-style-name="P36" draw:layer="layout" svg:width="24.5cm" svg:height="4.571cm" svg:x="1cm" svg:y="14.389cm">
          <draw:text-box>
            <text:p><text:span text:style-name="T37">ALTER TEXT SEARCH CONFIGURATION portuguese</text:span></text:p>
            <text:p><text:span text:style-name="T37"><text:s text:c="4"/></text:span><text:span text:style-name="T37">ALTER MAPPING FOR </text:span></text:p>
            <text:p><text:span text:style-name="T37"><text:s text:c="8"/></text:span><text:span text:style-name="T37">asciiword,</text:span></text:p>
            <text:p><text:span text:style-name="T37"><text:s text:c="8"/></text:span><text:span text:style-name="T37">asciihword,</text:span></text:p>
            <text:p><text:span text:style-name="T37"><text:s text:c="8"/></text:span><text:span text:style-name="T37">hword_asciipart</text:span></text:p>
            <text:p><text:span text:style-name="T37"><text:s text:c="4"/></text:span><text:span text:style-name="T37">WITH dic_pt_br_tz, 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7">CREATE TEXT SEARCH DICTIONARY dic_pt_br_tz (</text:span></text:p>
            <text:p><text:span text:style-name="T37"><text:s text:c="4"/></text:span><text:span text:style-name="T37">/* template */</text:span></text:p>
            <text:p><text:span text:style-name="T37"><text:s text:c="4"/></text:span><text:span text:style-name="T37">TEMPLATE = thesaurus,</text:span></text:p>
            <text:p><text:span text:style-name="T37"><text:s text:c="4"/></text:span></text:p>
            <text:p><text:span text:style-name="T37"><text:s text:c="4"/></text:span><text:span text:style-name="T37">/* configuration file (.ths). */</text:span></text:p>
            <text:p><text:span text:style-name="T37"><text:s text:c="4"/></text:span><text:span text:style-name="T37">DictFile = pt_br_tz,</text:span></text:p>
            <text:p><text:span text:style-name="T37"><text:s text:c="4"/></text:span></text:p>
            <text:p><text:span text:style-name="T37"><text:s text:c="4"/></text:span><text:span text:style-name="T37">/* subdictionary (Portuguese Snowball stemmer) */</text:span></text:p>
            <text:p><text:span text:style-name="T37"><text:s text:c="5"/></text:span><text:span text:style-name="T37">Dictionary = pg_catalog.portuguese_stem);</text:span></text:p>
          </draw:text-box>
        </draw:frame>
        <draw:frame draw:style-name="gr38" draw:text-style-name="P11" draw:layer="layout" svg:width="13.5cm" svg:height="0.962cm" svg:x="0.5cm" svg:y="3.101cm">
          <draw:text-box>
            <text:p><text:span text:style-name="T88">Criação do dicionário </text:span><text:span text:style-name="T86">T</text:span><text:span text:style-name="T87">hesaurus</text:span><text:span text:style-name="T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37" draw:text-style-name="P11" draw:layer="layout" svg:width="18.409cm" svg:height="3.026cm" svg:x="0.591cm" svg:y="2.888cm">
          <draw:text-box>
            <text:p><text:span text:style-name="T37">SELECT to_tsvector('portuguese', 'cidade luz');</text:span></text:p>
            <text:p><text:span text:style-name="T38"><text:s/></text:span></text:p>
            <text:p><text:span text:style-name="T89"><text:s text:c="9"/></text:span><text:span text:style-name="T89">to_tsvector <text:s text:c="8"/></text:span></text:p>
            <text:p><text:span text:style-name="T89">-----------------------------</text:span></text:p>
            <text:p><text:span text:style-name="T89"><text:s/></text:span><text:span text:style-name="T89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7">SELECT to_tsvector('portuguese', 'jogar bola');</text:span></text:p>
            <text:p><text:span text:style-name="T90"/></text:p>
            <text:p><text:span text:style-name="T89"><text:s/></text:span><text:span text:style-name="T89">to_tsvector </text:span></text:p>
            <text:p><text:span text:style-name="T89">-------------</text:span></text:p>
            <text:p><text:span text:style-name="T89"><text:s/></text:span><text:span text:style-name="T89">'futebol':1</text:span></text:p>
          </draw:text-box>
        </draw:frame>
        <draw:frame draw:style-name="gr37" draw:text-style-name="P11" draw:layer="layout" svg:width="19.933cm" svg:height="3.026cm" svg:x="0.567cm" svg:y="10.2cm">
          <draw:text-box>
            <text:p><text:span text:style-name="T37">SELECT to_tsvector('portuguese', 'pasta de dente');</text:span></text:p>
            <text:p><text:span text:style-name="T38"/></text:p>
            <text:p><text:span text:style-name="T89"><text:s text:c="3"/></text:span><text:span text:style-name="T89">to_tsvector <text:s text:c="2"/></text:span></text:p>
            <text:p><text:span text:style-name="T89">-----------------</text:span></text:p>
            <text:p><text:span text:style-name="T89"><text:s/></text:span><text:span text:style-name="T89">'dentifrício':1</text:span></text:p>
          </draw:text-box>
        </draw:frame>
        <draw:frame draw:style-name="gr85" draw:text-style-name="P11" draw:layer="layout" svg:width="27.5cm" svg:height="6.061cm" svg:x="0.5cm" svg:y="13.4cm">
          <draw:text-box>
            <text:p><text:span text:style-name="T37">SELECT </text:span></text:p>
            <text:p><text:span text:style-name="T37"><text:s text:c="4"/></text:span><text:span text:style-name="T37">to_tsvector(</text:span></text:p>
            <text:p><text:span text:style-name="T37"><text:s text:c="8"/></text:span><text:span text:style-name="T37">'portuguese',</text:span></text:p>
            <text:p text:style-name="P40"><text:span text:style-name="T37"><text:s text:c="8"/></text:span><text:span text:style-name="T37">'Após usar a pasta de dente vou jogar bola na </text:span><text:span text:style-name="T37">cidade luz');</text:span></text:p>
            <text:p><text:span text:style-name="T38"/></text:p>
            <text:p><text:span text:style-name="T89"><text:s text:c="36"/></text:span><text:span text:style-name="T89">to_tsvector <text:s text:c="36"/></text:span></text:p>
            <text:p><text:span text:style-name="T89">------------------------------------------------------------------------------------</text:span></text:p>
            <text:p><text:span text:style-name="T89"><text:s/></text:span><text:span text:style-name="T89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2" draw:text-style-name="P37" draw:layer="layout" svg:width="25.199cm" svg:height="3.854cm" svg:x="1.001cm" svg:y="3.296cm" presentation:class="outline" presentation:user-transformed="true">
          <draw:text-box>
            <text:p text:style-name="P5"><text:span text:style-name="T5">Se for necessário que uma palavra indexada não seja lexemizada, deve ser colocado o asterisco na frente dela:</text:span></text:p>
            <text:p><text:span text:style-name="T5"/></text:p>
            <text:p text:style-name="P16"><text:span text:style-name="T37"># echo 'sp : *São *Paulo' &gt;&gt; $SHAREDIR/tsearch_data/pt_br_tz.ths</text:span></text:p>
          </draw:text-box>
        </draw:frame>
        <draw:frame draw:style-name="gr39" draw:text-style-name="P11" draw:layer="layout" svg:width="14.98cm" svg:height="5.282cm" svg:x="1.021cm" svg:y="8.5cm">
          <draw:text-box>
            <text:p text:style-name="P16"><text:span text:style-name="T86">Um teste:</text:span></text:p>
            <text:p><text:span text:style-name="T37"/></text:p>
            <text:p><text:span text:style-name="T37">SELECT to_tsvector('portuguese','sp');</text:span></text:p>
            <text:p><text:span text:style-name="T38"/></text:p>
            <text:p><text:span text:style-name="T39"><text:s/></text:span><text:span text:style-name="T39">to_tsvector </text:span></text:p>
            <text:p><text:span text:style-name="T39">-------------</text:span></text:p>
            <text:p><text:span text:style-name="T39"><text:s/></text:span><text:span text:style-name="T39">'sp':1</text:span></text:p>
          </draw:text-box>
        </draw:frame>
        <draw:frame draw:style-name="gr10" draw:text-style-name="P11" draw:layer="layout" svg:width="22.067cm" svg:height="1.674cm" svg:x="0.933cm" svg:y="15.326cm">
          <draw:text-box>
            <text:p><text:span text:style-name="T5">O teste não deu certo pois é necessário que se recarregue as </text:span><text:span text:style-name="T5">configurações do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6" draw:text-style-name="P53" draw:layer="layout" svg:width="22.5cm" svg:height="5.079cm" svg:x="1cm" svg:y="10.758cm">
          <draw:text-box>
            <text:p text:style-name="P42"><text:span text:style-name="T86">Novo teste:</text:span></text:p>
            <text:p><text:span text:style-name="T37">SELECT to_tsvector('portuguese','sp');</text:span></text:p>
            <text:p><text:span text:style-name="T91"/></text:p>
            <text:p><text:span text:style-name="T39"><text:s text:c="4"/></text:span><text:span text:style-name="T39">to_tsvector <text:s text:c="3"/></text:span></text:p>
            <text:p><text:span text:style-name="T39">-------------------</text:span></text:p>
            <text:p><text:span text:style-name="T39"><text:s/></text:span><text:span text:style-name="T39">'Paulo':2 'São':1</text:span></text:p>
          </draw:text-box>
        </draw:frame>
        <draw:frame draw:style-name="gr87" draw:text-style-name="P11" draw:layer="layout" svg:width="25.648cm" svg:height="2.2cm" svg:x="0.852cm" svg:y="6cm">
          <draw:text-box>
            <text:p text:style-name="P42"><text:span text:style-name="T86">Dentro da sessão recarregar a configuração do dicionário:</text:span></text:p>
            <text:p><text:span text:style-name="T37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88" draw:text-style-name="P67" draw:layer="layout" svg:width="26.897cm" svg:height="5.229cm" svg:x="0.637cm" svg:y="3.518cm">
          <draw:text-box>
            <text:p>O <text:span text:style-name="T92">template</text:span> de dicionário Ispell suporta dicionários morfológicos.</text:p>
            <text:p/>
            <text:p>Pode normalizar muitas diferentes formas linguísticas de uma palavra em um mesmo lexema.</text:p>
            <text:p/>
            <text:p>Exemplo (em português):</text:p>
            <text:p/>
            <text:p>“correu”, “correndo”, “correria”, “corro” e “corrermos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6" draw:text-style-name="P68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parâmetros:</text:span></text:p>
              </text:list-header>
            </text:list>
          </draw:text-box>
        </draw:frame>
        <draw:frame draw:style-name="gr89" draw:text-style-name="P11" draw:layer="layout" svg:width="18.79cm" svg:height="4.572cm" svg:x="2.001cm" svg:y="7.328cm">
          <draw:text-box>
            <text:p><text:span text:style-name="T37">CREATE TEXT SEARCH DICTIONARY dic_pt_br_ispell (</text:span></text:p>
            <text:p><text:span text:style-name="T37"><text:s text:c="4"/></text:span><text:span text:style-name="T37">TEMPLATE = ispell,</text:span></text:p>
            <text:p><text:span text:style-name="T37"><text:s text:c="4"/></text:span><text:span text:style-name="T37">DictFile = pt_br,</text:span></text:p>
            <text:p><text:span text:style-name="T37"><text:s text:c="4"/></text:span><text:span text:style-name="T37">AffFile = pt_br,</text:span></text:p>
            <text:p><text:span text:style-name="T37"><text:s text:c="4"/></text:span><text:span text:style-name="T37">StopWords = portuguese</text:span></text:p>
            <text:p><text:span text:style-name="T37">);</text:span></text:p>
          </draw:text-box>
        </draw:frame>
        <draw:frame draw:style-name="gr90" draw:text-style-name="P35" draw:layer="layout" svg:width="22.931cm" svg:height="4.573cm" svg:x="1.9cm" svg:y="12.7cm">
          <draw:text-box>
            <text:p text:style-name="P5"><text:span text:style-name="T23">DictFile</text:span><text:span text:style-name="T19">, </text:span><text:span text:style-name="T23">AffFile</text:span><text:span text:style-name="T19"> e </text:span><text:span text:style-name="T23">StopWords</text:span><text:span text:style-name="T19"> especificam os nomes, </text:span><text:span text:style-name="T19">respectivamente dos arquivos de dicionário, afixos e palavras de parada.</text:span></text:p>
            <text:p text:style-name="P5"><text:span text:style-name="T19"/></text:p>
            <text:p text:style-name="P5"><text:span text:style-name="T19">Dicionários Ispell normalmente reconhecem um conjunto limitado de </text:span><text:span text:style-name="T19">palavras, então eles devem ser seguidos por outro dicionário mais amplo, </text:span><text:span text:style-name="T19">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8" draw:text-style-name="P69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5" draw:text-style-name="P69" draw:layer="layout" svg:width="25.199cm" svg:height="0.9cm" svg:x="1.001cm" svg:y="6.101cm" presentation:class="outline" presentation:user-transformed="true">
          <draw:text-box>
            <text:p text:style-name="P5"><text:span text:style-name="T19">Dicionários Ispell suportam divisão de palavras compostas, uma característica muito útil.</text:span></text:p>
          </draw:text-box>
        </draw:frame>
        <draw:custom-shape draw:style-name="gr91" draw:text-style-name="P72" draw:layer="layout" svg:width="25.5cm" svg:height="6cm" svg:x="1.001cm" svg:y="8.001cm">
          <text:p text:style-name="P70"><text:span text:style-name="T3">Observação:</text:span></text:p>
          <text:p text:style-name="P71"><text:span text:style-name="T4"/></text:p>
          <text:p text:style-name="P6"><text:span text:style-name="T5">MySpell não suporte </text:span><text:span text:style-name="T5">palavras compostas.</text:span></text:p>
          <text:p text:style-name="P6"><text:span text:style-name="T5">Hunspell tem </text:span><text:span text:style-name="T5">suporte sofisticado </text:span><text:span text:style-name="T5">para palavras </text:span><text:span text:style-name="T5">compostas.</text:span></text:p>
          <text:p text:style-name="P6"><text:span text:style-name="T5">Atualmente, o </text:span><text:span text:style-name="T5">PostgreSQL </text:span><text:span text:style-name="T5">implementa apenas </text:span><text:span text:style-name="T5">operações básicas </text:span><text:span text:style-name="T5">do Hunspell para </text:span><text:span text:style-name="T5">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</text:span><text:span text:style-name="T11">existente como modelo:</text:span></text:p>
          </draw:text-box>
        </draw:frame>
        <draw:frame draw:style-name="gr27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2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1" draw:text-style-name="P68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62"><text:span text:style-name="T37">SELECT</text:span></text:p>
            <text:p text:style-name="P62"><text:span text:style-name="T37"><text:s text:c="4"/></text:span><text:span text:style-name="T37">to_tsvector('tsc_pt_br', 'caberia') @@ </text:span></text:p>
            <text:p text:style-name="P62"><text:span text:style-name="T37"><text:s text:c="4"/></text:span><text:span text:style-name="T37">to_tsquery('tsc_pt_br', 'caibo');</text:span></text:p>
            <text:p text:style-name="P62"><text:span text:style-name="T37"/></text:p>
            <text:p text:style-name="P62"><text:span text:style-name="T93"><text:s/></text:span><text:span text:style-name="T93">?column? </text:span></text:p>
            <text:p text:style-name="P62"><text:span text:style-name="T93">----------</text:span></text:p>
            <text:p text:style-name="P62"><text:span text:style-name="T93"><text:s/></text:span><text:span text:style-name="T93">t</text:span></text:p>
            <text:p text:style-name="P62"><text:span text:style-name="T93"/></text:p>
            <text:p text:style-name="P62"><text:span text:style-name="T94">SELECT to_tsvector('tsc_pt_br', 'eu trouxe!!!');</text:span></text:p>
            <text:p text:style-name="P62"><text:span text:style-name="T95"/></text:p>
            <text:p text:style-name="P62"><text:span text:style-name="T93"><text:s/></text:span><text:span text:style-name="T93">to_tsvector </text:span></text:p>
            <text:p text:style-name="P62"><text:span text:style-name="T93">-------------</text:span></text:p>
            <text:p text:style-name="P62"><text:span text:style-name="T93"><text:s/></text:span><text:span text:style-name="T93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3" draw:text-style-name="P68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base, ou </text:span><text:span text:style-name="T16">stem</text:span><text:span text:style-name="T5">, na ortografia de seu idioma.</text:span></text:p>
            <text:p text:style-name="P5"><text:span text:style-name="T5">Um dicionário Snowball requer um parâmetro de língua para identificar que stemmer 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5" draw:text-style-name="P73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3" draw:text-style-name="P74" draw:layer="layout" svg:width="18.409cm" svg:height="3.852cm" svg:x="2cm" svg:y="5.501cm">
          <draw:text-box>
            <text:p><text:span text:style-name="T37">CREATE TEXT SEARCH DICTIONARY portuguese_stem (</text:span></text:p>
            <text:p><text:span text:style-name="T37"><text:s text:c="4"/></text:span><text:span text:style-name="T37">TEMPLATE = snowball,</text:span></text:p>
            <text:p><text:span text:style-name="T37"><text:s text:c="4"/></text:span><text:span text:style-name="T37">Language = portuguese,</text:span></text:p>
            <text:p><text:span text:style-name="T37"><text:s text:c="4"/></text:span><text:span text:style-name="T37">StopWords = portuguese</text:span></text:p>
            <text:p><text:span text:style-name="T37">);</text:span></text:p>
          </draw:text-box>
        </draw:frame>
        <draw:frame draw:style-name="gr8" draw:text-style-name="P35" draw:layer="layout" svg:width="27cm" svg:height="3.807cm" svg:x="0.5cm" svg:y="11.501cm">
          <draw:text-box>
            <text:p text:style-name="P5"><text:span text:style-name="T5">Um dicionário Snowball reconhece tudo, simplificando uma palavra ou </text:span><text:span text:style-name="T5">não, 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</text:span><text:span text:style-name="T5">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4" draw:text-style-name="P35" draw:layer="layout" svg:width="26.5cm" svg:height="6.651cm" svg:x="0.5cm" svg:y="3.849cm">
          <draw:text-box>
            <text:p text:style-name="P5"><text:span text:style-name="T11">É um módulo </text:span><text:span text:style-name="T35">contrib</text:span><text:span text:style-name="T11"> que implementa um dicionário de busca textual que </text:span><text:span text:style-name="T11">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</text:span><text:span text:style-name="T11">passada para o próximo dicionário (se for o caso), ao contrário do </text:span><text:span text:style-name="T11">comportamento normal de dicionários. Isso permite processamento de </text:span><text:span text:style-name="T11">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</text:span><text:span text:style-name="T11">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5" draw:text-style-name="P35" draw:layer="layout" svg:width="26.5cm" svg:height="3.263cm" svg:x="0.5cm" svg:y="3.849cm">
          <draw:text-box>
            <text:p text:style-name="P5"><text:span text:style-name="T36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6">$SHAREDIR/tsearch_data/</text:span><text:span text:style-name="T11">, </text:span><text:span text:style-name="T11">cujo nome deve ter a extensão </text:span><text:span text:style-name="T36">.rules</text:span><text:span text:style-name="T11"> (tal extensão não deve ser </text:span><text:span text:style-name="T11">incluída no parâmetro </text:span><text:span text:style-name="T36">RULES</text:span><text:span text:style-name="T11">).</text:span></text:p>
          </draw:text-box>
        </draw:frame>
        <draw:frame draw:style-name="gr96" draw:text-style-name="P43" draw:layer="layout" svg:width="26.5cm" svg:height="10.722cm" svg:x="0.5cm" svg:y="8.449cm">
          <draw:text-box>
            <text:p text:style-name="P42"><text:span text:style-name="T5">O arquivo de regras deve ter o seguinte formato:</text:span></text:p>
            <text:p text:style-name="P42"><text:span text:style-name="T22"/></text:p>
            <text:p text:style-name="P42"><text:span text:style-name="T22"><text:s text:c="4"/></text:span><text:span text:style-name="T22">À <text:s text:c="7"/>A</text:span></text:p>
            <text:p text:style-name="P42"><text:span text:style-name="T22"><text:s text:c="4"/></text:span><text:span text:style-name="T22">Á <text:s text:c="7"/>A</text:span></text:p>
            <text:p text:style-name="P42"><text:span text:style-name="T22"><text:s text:c="4"/></text:span><text:span text:style-name="T22">Â <text:s text:c="7"/>A</text:span></text:p>
            <text:p text:style-name="P42"><text:span text:style-name="T22"><text:s text:c="4"/></text:span><text:span text:style-name="T22">Ã <text:s text:c="7"/>A</text:span></text:p>
            <text:p text:style-name="P42"><text:span text:style-name="T22"><text:s text:c="4"/></text:span><text:span text:style-name="T22">Ä <text:s text:c="7"/>A</text:span></text:p>
            <text:p text:style-name="P42"><text:span text:style-name="T22"><text:s text:c="4"/></text:span><text:span text:style-name="T22">Å <text:s text:c="7"/>A</text:span></text:p>
            <text:p text:style-name="P42"><text:span text:style-name="T22"><text:s text:c="4"/></text:span><text:span text:style-name="T22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7" draw:text-style-name="P75" draw:layer="layout" svg:width="26.5cm" svg:height="7.651cm" svg:x="0.5cm" svg:y="3.849cm">
          <draw:text-box>
            <text:p text:style-name="P42"><text:span text:style-name="T51">Cada linha representa um par, consistindo de um caractere com acento </text:span><text:span text:style-name="T51">seguido que será traduzido pelo seguinte que é sem acento.</text:span></text:p>
            <text:p text:style-name="P42"><text:span text:style-name="T51">Um exemplo mais completo, que é diretamente útil para a maioria dos </text:span><text:span text:style-name="T51">idiomas europeus, pode ser encontrado no arquivo </text:span><text:span text:style-name="T22">unaccent.rules</text:span><text:span text:style-name="T51">, </text:span><text:span text:style-name="T51">que é instalado do diretório </text:span><text:span text:style-name="T22">$SHAREDIR/tsearch_data/</text:span><text:span text:style-name="T51"> quando o </text:span><text:span text:style-name="T51">módulo é instalado.</text:span></text:p>
            <text:p text:style-name="P42"><text:span text:style-name="T51">Para instalar o módulo acesse a base de dados que deseja nela trabalhar </text:span><text:span text:style-name="T51">com o dicionário unaccent e dê o comando:</text:span></text:p>
            <text:p text:style-name="P62"><text:span text:style-name="T96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98" draw:text-style-name="P75" draw:layer="layout" svg:width="26.5cm" svg:height="7.452cm" svg:x="0.5cm" svg:y="3.849cm">
          <draw:text-box>
            <text:p text:style-name="P42"><text:span text:style-name="T51">Ao instalar a extensão </text:span><text:span text:style-name="T22">unaccent</text:span><text:span text:style-name="T51"> cria-se um </text:span><text:span text:style-name="T30">template</text:span><text:span text:style-name="T51"> de busca textual </text:span><text:span text:style-name="T22">unaccent</text:span><text:span text:style-name="T51"> e um dicionário </text:span><text:span text:style-name="T22">unaccent</text:span><text:span text:style-name="T51"> baseados nela.</text:span></text:p>
            <text:p text:style-name="P42"><text:span text:style-name="T51"/></text:p>
            <text:p text:style-name="P42"><text:span text:style-name="T51">O dicionário unaccent tem o parâmetro padrão de configuração </text:span><text:span text:style-name="T22">RULES='unaccent'</text:span><text:span text:style-name="T51">, faz com que seja imediatamente utilizável pelo </text:span><text:span text:style-name="T51">arquivo </text:span><text:span text:style-name="T22">unaccent.rules</text:span><text:span text:style-name="T51">.</text:span></text:p>
            <text:p text:style-name="P42"><text:span text:style-name="T51"/></text:p>
            <text:p text:style-name="P42"><text:span text:style-name="T5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9" draw:text-style-name="P76" draw:layer="layout" svg:width="26.5cm" svg:height="3.651cm" svg:x="0.5cm" svg:y="10.349cm">
          <draw:text-box>
            <text:p text:style-name="P42"><text:span text:style-name="T96">SELECT ts_lexize('unaccent', 'Armação');</text:span></text:p>
            <text:p text:style-name="P62"><text:span text:style-name="T21"><text:s/></text:span><text:span text:style-name="T21">ts_lexize </text:span></text:p>
            <text:p text:style-name="P62"><text:span text:style-name="T21">-----------</text:span></text:p>
            <text:p text:style-name="P62"><text:span text:style-name="T21"><text:s/></text:span><text:span text:style-name="T21">{Armacao}</text:span></text:p>
          </draw:text-box>
        </draw:frame>
        <draw:frame draw:style-name="gr100" draw:text-style-name="P11" draw:layer="layout" svg:width="24.124cm" svg:height="3.105cm" svg:x="0.5cm" svg:y="3.5cm">
          <draw:text-box>
            <text:p><text:span text:style-name="T51">Se preferir, pode alterar o parâmetro, por exemplo:</text:span></text:p>
            <text:p><text:span text:style-name="T22">ALTER TEXT SEARCH DICTIONARY unaccent </text:span><text:span text:style-name="T22">(RULES='minhas_regras');</text:span></text:p>
            <text:p><text:span text:style-name="T51"/></text:p>
            <text:p><text:span text:style-name="T51">...ou criar novos dicionários baseados no </text:span><text:span text:style-name="T30">template</text:span><text:span text:style-name="T51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draw:frame draw:style-name="gr27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1" draw:text-style-name="P11" draw:layer="layout" svg:width="25.419cm" svg:height="1.673cm" svg:x="1cm" svg:y="7.104cm">
          <draw:text-box>
            <text:p><text:span text:style-name="T11">Um exemplo de como inserir um dicionário unaccent em uma </text:span><text:span text:style-name="T11">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draw:frame draw:style-name="gr102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8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6">ts_lexize</text:span><text:span text:style-name="T11">, seu primeiro parâmetro é um dicionário de busca </text:span><text:span text:style-name="T11">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draw:frame draw:style-name="gr103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2"><text:s text:c="4"/></text:span><text:span text:style-name="T42">to_tsvector <text:s text:c="3"/></text:span></text:p>
            <text:p text:style-name="P16"><text:span text:style-name="T42">-------------------</text:span></text:p>
            <text:p text:style-name="P16"><text:span text:style-name="T42"><text:s/></text:span><text:span text:style-name="T42">'hotel':1 'mar':3</text:span></text:p>
            <text:p text:style-name="P16"><text:span text:style-name="T42"/></text:p>
            <text:p text:style-name="P16"><text:span text:style-name="T42"/></text:p>
            <text:p text:style-name="P16"><text:span text:style-name="T97">SELECT</text:span></text:p>
            <text:p text:style-name="P16"><text:span text:style-name="T97"><text:s text:c="4"/></text:span><text:span text:style-name="T97">to_tsvector('tsc_pt_unaccent', 'Hotéis do Mar')</text:span></text:p>
            <text:p text:style-name="P77"><text:span text:style-name="T98"><text:s text:c="4"/></text:span><text:span text:style-name="T98">@@ to_tsquery('tsc_pt_unaccent','Hotel');</text:span></text:p>
            <text:p text:style-name="P16"><text:span text:style-name="T97"/></text:p>
            <text:p text:style-name="P16"><text:span text:style-name="T42"><text:s/></text:span><text:span text:style-name="T42">?column? </text:span></text:p>
            <text:p text:style-name="P16"><text:span text:style-name="T42">----------</text:span></text:p>
            <text:p text:style-name="P16"><text:span text:style-name="T42"><text:s/></text:span><text:span text:style-name="T42">t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104" draw:text-style-name="P17" draw:layer="layout" svg:width="26.5cm" svg:height="10.322cm" svg:x="0.5cm" svg:y="6cm">
          <draw:text-box>
            <text:p><text:span text:style-name="T99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2"><text:s text:c="5"/></text:span><text:span text:style-name="T42">ts_headline <text:s text:c="5"/></text:span></text:p>
            <text:p text:style-name="P16"><text:span text:style-name="T42">----------------------</text:span></text:p>
            <text:p text:style-name="P16"><text:span text:style-name="T42"><text:s/></text:span><text:span text:style-name="T42">&lt;b&gt;Hotéis&lt;/b&gt; do Mar</text:span></text:p>
            <text:p text:style-name="P16"><text:span text:style-name="T42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6" draw:text-style-name="P55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3">unaccent</text:span><text:span text:style-name="T5">, mas pode ser usada fora do contexto de busca textual.</text:span></text:p>
                <text:p text:style-name="P9"><text:span text:style-name="T62">unaccent([dicionário, ] string) returns text</text:span></text:p>
              </text:list-item>
            </text:list>
          </draw:text-box>
        </draw:frame>
        <draw:frame draw:style-name="gr39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2"><text:s/></text:span><text:span text:style-name="T42">unaccent </text:span></text:p>
            <text:p text:style-name="P16"><text:span text:style-name="T42">----------</text:span></text:p>
            <text:p text:style-name="P16"><text:span text:style-name="T42"><text:s/></text:span><text:span text:style-name="T42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B5C87107.jpg" xlink:type="simple" xlink:show="embed" xlink:actuate="onLoad"/>
    <draw:fill-image draw:name="bg_5f_cover" draw:display-name="bg_cover" xlink:href="Pictures/1000000000000676000004D883626B12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0-06T11:57:23.086621878</dc:date>
    <meta:editing-duration>P2DT22H30M46S</meta:editing-duration>
    <meta:editing-cycles>418</meta:editing-cycles>
    <meta:generator>LibreOffice/24.2.6.2$Linux_X86_64 LibreOffice_project/420$Build-2</meta:generator>
    <meta:document-statistic meta:object-count="542"/>
  </office:meta>
</office:document-meta>
</file>